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8.12.31 12:33   |   <text:a xlink:type="simple" xlink:href="http://palinfo.habago.org/Entry?Command=Information_PrintForum&amp;iPage=41#FORUM37135"><text:span text:style-name="T1">#</text:span></text:a></text:p>
      <text:p text:style-name="P2">唱點韓流的反調 (七) <text:line-break/><text:line-break/>陳真 2018. 12. 31. <text:line-break/><text:line-break/>昨天給小孩講華盛頓砍倒櫻桃樹的故事，講了上半段，說到華爸因為阿頓誠實以告而沒有處罰他。至於故事的下半段，我只講給大人聽。下半段的故事真相是：為什麼華爸沒有揍華盛頓呢？因為當時斧頭還握在華盛頓手上。大人聽了都笑了，小孩不懂，也在一旁跟著哈哈笑。 <text:line-break/><text:line-break/>我還買一送一，順便講了聰明烏鴉的故事。有隻烏鴉，大熱天口很渴，好不容易找到一個瓶子，裏頭有水，但瓶口窄，喝不到。烏鴉想起老師教的方法，於是就飛啊飛啊，到處找小石頭，準備把它投進瓶子裏，讓水位漲到瓶口，就能喝到了。 <text:line-break/><text:line-break/>聰明的烏鴉飛啊飛啊，飛得口乾舌燥很辛苦，終於在河邊看到很多小石頭，於是牠就慢慢一顆一顆叼在嘴裏，冒著豔陽高照，來回長途跋涉，一顆一顆丟到瓶子裏。最後，皇天不負苦心鳥，聰明的烏鴉在快要中暑之際，終於喝到水了。但牠突然想到：媽的，撿來一堆石子的河邊，不就是一條河嗎？ <text:line-break/><text:line-break/>這些當然都是玩笑，但我想講個非關玩笑的一點政治細節與大局。 <text:line-break/><text:line-break/>選前，韓流全台發高燒之際，丁守中僅以些微差距贏過姓柯的那個無恥混蛋。只要韓國瑜願意幫點忙，稍微講兩句話，丁守中肯定就上了。就算面對柯一邊開票一邊投票的無恥奧步，照樣還是可以當選。 <text:line-break/><text:line-break/>但是，韓國瑜偏偏就是不肯出一點點聲音幫忙，反倒不斷釋放一種所謂和柯混蛋肝膽相照的什麼 "重義氣" 形象，甚至胡扯什麼知遇之恩云云。幫不幫忙同黨的丁守中，當然不是什麼天大的罪過，但若要胡扯什麼和柯的義氣相通與相知相惜，那就真的太噁心了。我常納悶，政治人物到底是把人民當成什麼？當成白癡？還是當成三歲小孩？為什麼他們總是輕易就能胡扯一堆荒唐鬼話？ <text:line-break/><text:line-break/>我不太想講北農總經理一職臭不可聞的各黨派鬥爭過程，只能說結論。結論就是不管哪一黨哪一派，這一切全是利益鬥爭之合縱連橫，著眼於眼前三寸利益，更著眼於往後更多更複雜的政治結盟與分化裂解對手。儘管臭不可聞，但這都是島內政治常態。問題是，常態就常態，何必說得義薄雲天。 <text:line-break/><text:line-break/>簡單說就是一個 "利" 字，而非 "義"。若要說 "義"，你看，楊秋興幫韓國瑜多少忙，卻連個就職觀禮的邀請函都要自己低聲下氣討個半天，而韓國瑜卻是親自把邀請函送到陳菊手上，禮數做足；對陳其邁更是深情款款地聲聲呼喚。 <text:line-break/><text:line-break/>當然，為了搞好市政，也許你 (自認為) 得抹去是非，只問利害；為了日後更大的政治權位版圖，你更得合縱連橫。但不管怎麼樣，這些盤算與思維，與情義無關，而只是利害精算。 <text:line-break/><text:line-break/>最近，韓國瑜以四人麻將比喻國民黨四位企圖參選所謂 "總統" 者，提到其中有一位是相公。我不懂麻將，不知其意。據說相公就是什麼少拿一張牌的人，總之就是四位之中有一位已然出局，永無獲得提名之機會。 <text:line-break/><text:line-break/>於是大家就拼命猜相公是誰，猜來猜去無非就是馬英九和民調吊車尾的吳敦義。我覺得猜一句鳥話究係何意很無聊，但很明顯的是，現在不管誰想參選，勢必都得拿到韓國瑜這張牌。四人之中，有一位與其八字不合，那就是馬英九。 <text:line-break/><text:line-break/>不過，講這些全屬細節。島內殖民政治的巨大真實樣貌卻是：不管誰想參選所謂總統，都得先經過美國主子的思想考核；就連姓柯的那位草包，都得向主子交心，更不用說CIA的線民朱立倫了。 <text:line-break/><text:line-break/>島內所謂選舉，在某個根本意義上，選來選去其實就像左手選右手那樣，只是選出這個或那個棋子，缺乏自主意志。與其說是代理人之爭，不如說中美雙方都各自在每個候選人身上押寶與角力，確保島內局勢往一己方向傾斜或至少獲得風險管控。 <text:line-break/><text:line-break/>至於你我一般所謂選民的角色，何其卑微；所謂神聖的民主一票，只是一種政治搖頭丸，讓大家發點高燒，興奮一番。最終，我們還是應該把眼光放在中美關係這條具有真實意義的主軸上，釐清政治迷霧與謊言，從被動的選民角色，成為一種主動的政治參與者。在這樣一種參與過程中，從而也才有所謂 "義字" 之思索可言，而非僅僅只是充當各方政客追求一己權位之私的利害工具。</text:p>
      <text:p text:style-name="P1">陳真   |  2018.12.24 20:50   |   <text:a xlink:type="simple" xlink:href="http://palinfo.habago.org/Entry?Command=Information_PrintForum&amp;iPage=41#FORUM37134"><text:span text:style-name="T1">#</text:span></text:a></text:p>
      <text:p text:style-name="P3">底下新聞所提之事，發生已久，但綠色媒體消音，台灣社會自然也就毫無動靜，彷彿根本沒有這回事或只是一件微不足道的小事。幾千億就這樣公然被污走，而人們卻不以為忤，這才是台灣社會所謂 "民主" 的真正本質：人民不但不是主人，甚至連做為一個 "人" 應有的智能與道德感都缺乏，就像一群綿羊，毫無主見與判斷力，非常順從，順服於主流，順服於媒體，順服於權勢。 <text:line-break/><text:line-break/>有句政治行話這麼說：國民黨黨性溫吞，連貪污都很秀氣，就像拿根湯匙偷喝點湯汁，但人渣黨可完完全全不是這樣，他不是拿湯匙，而是一夥人開出挖土機，整座金山銀山大家拼命搶。 <text:line-break/><text:line-break/>這於是也印證了一種觀點，亦即：藍營即便推出一隻蜥蝪參選，我們還是應該要把票投給這隻蜥蝪，因為再怎麼不濟，都還是贏過貪婪無度無法無天卻又滿口理想的人渣。 <text:line-break/><text:line-break/>人渣黨砍軍公教年金，砍勞工福利，理由是國庫沒錢。但這是鬼話。人渣講鬼話不稀奇，令人不解的是怎麼會有人相信東一個西一個如此荒唐的鬼話？一個人的智能得低下到何種程度，才會這麼好騙？ <text:line-break/><text:line-break/>人渣黨選舉大敗，但這不會讓他們改邪歸正，而只會讓他們加緊腳步趁著權力仍然在手時大撈特撈。對人渣而言，錢不是用賺的，而是用搶的；哪個人渣會像我們這樣每天辛苦工作以維持生活？ <text:line-break/><text:line-break/>20年前 (1998年)，亞洲金融風暴，而我們剛好在那時候一前一後去英國留學；兌換成英鎊後，原有的積蓄竟然瞬間打了五折。既沒有小偷闖空門，也沒遇到搶劫，但十年血汗錢居然就這樣蒸發了。 <text:line-break/><text:line-break/>這讓我學到一個教訓就是：原來真正的搶劫不是來自任何所謂搶匪，而是來自掌握權勢者，透過所謂政策，透過所謂預算編列，透過各種政治謊言與真真假假的戲碼，透過各種人為蓄意製造的政治經濟風暴與炒作，透過整個國家機器數以萬計的職位佔領與資源掠奪， 你應有的財富就這樣消失了，而你很可能依舊毫無察覺。島內如此，整個世界也一樣。 <text:line-break/><text:line-break/>一個人，倘若無意於救世界，那他至少也該救自己、救自己的家人與親戚朋友。一個人，倘若他一點都不想關心政治，那他至少應該關心政治將帶給他自己以及他的親友何種傷害；進而想清楚在各種迎面而來的風雨中，如何應對。 <text:line-break/><text:line-break/>當然，許多時候我是悲觀的，絕大多數人恐怕都得淪為某種不良政治的犧牲品。就如同電影 "教父" 中，老教父原本期待小兒子不要涉入家族事業，不要成為被人操控者，而能成為政治人物，成為操控別人的人，可是這樣一個期待依然落空。 <text:line-break/><text:line-break/>這二十幾年來，島內人渣當道，貪贓枉法如同常態，整個台灣掏空殆盡，估計往後這兩年會有這麼一種"自救" 的聲音出現，因為即便再怎麼癡愚被動，當故事來到尾聲，當國際各方勢力面臨攤牌，難道台灣人真能一逕嬉戲到底，依舊無動於衷？ <text:line-break/><text:line-break/>陳真 2018. 12. 24. <text:line-break/>==================== <text:line-break/><text:line-break/>風評：這是真「賣台」！大筆一揮民眾荷包少千億，彈劾官員吧 <text:line-break/><text:line-break/>風傳媒主筆室 <text:line-break/><text:line-break/>2018年12月24日 <text:line-break/><text:line-break/>再大的錯誤，也要挺到底？是的，蔡政府身體力行這句話。上周營建署一口氣通過7個離岸風電場；即使外界批評質疑已汗牛充棟，認為此政策讓民眾白花了數千億甚至上兆元，但蔡政府還是大筆一揮就讓這幾千億元落入開發商口袋，官員與廠商有必要「麻吉」到這種地步嗎？ <text:line-break/><text:line-break/>蔡政府為了加速離岸風電的推動進度，祭出高額的20年保證收購價格（躉購），吸引國外開發商前來。根據經濟遴選制選出的開發商，躉購價格是平均每度5.8元，而且「前高後低」─前10年價格高達7.1元，相較目前平均每度2元多的電價，離岸風電確實相當「高貴不凡」。當時，經濟部告訴大家國外的案例、創造台灣風電產業的光明未來、風電的價值多高等，要大家認命埋單。 <text:line-break/><text:line-break/>不過，接著風電場競標制開標結果，開發商以每度2.2-2.5元標下，是遴選制5.8元的一半都不到；雖然廠商與經濟部辯駁說開發商是因有遴選制的價格為基礎，才有能力在競標制中降低價格。但官員百分之百說謊，廠商能以每度2.2-2.5元標下，也許沒有太多利潤，但肯定不會是虧損作生意；換句話說，這個價格至少可看出風電商可能的最高成本，顯然遴選制的高價是讓台灣民眾當了「盤子」。 <text:line-break/><text:line-break/>隨著資料越多，經濟部的錯誤越明顯；歐洲今年開出的風電價格已降到每度約台幣1.7元，經濟部說是因為歐洲風電開發成熟之故；但日前才起步建風電的越南，開出每度台幣3元的價格，顯然經濟部又是講鬼話。當然，本月美國麻州開出每度不到台幣2元的風電價格，而且州政府是向風電業者收取離岸風場租金，更顯蔡政府推動風電的離譜─而經濟部只能虛弱的辯解「成本不同」。 <text:line-break/><text:line-break/>經濟部的惡劣之處不僅在原本風電政策的錯誤，造成民眾未來要多繳納數千億元給開發商，最惡質的是在以核養綠公投通過，核電廠開始評估延役，這代表的是綠電已無當初以「急迫性」為由給的高價。 <text:line-break/><text:line-break/>而經濟部公布明年的躉購價格降低1成：從每度5.8元降到5.1元，而且取消前高後低制，開發商如果不能今年簽約就要適用明年躉購價格─開發商為此跳腳甚至威脅不投資，結果蔡政府─從經濟部到營建署、漁業署都配合廠商，儘快通過各種審查─上周五（21日）營建署海岸管理審議會就一口氣通過彰化地區七案離岸風力發電計畫，目的就是讓開發商能拿到高保證價格─廠商的高躉購價格全部是由民眾負擔。 <text:line-break/><text:line-break/>到底台灣民眾要為蔡政府錯誤的能源政策、及經濟部的無能多支付多少錢？如果粗略以總數看，能源政策規劃的風電每年發電總數近200億度，如果風電平均躉購價格算4.5元，現在台電的平均電價約2.8元，每年多340億，20年是6800億元；不過，風電的4.5元等於只算發電成本（賣給台電的價格），平均電價的2.8元則是除了發電成本外，還包含輸配電等其它台電的營運成本。如果單純算發電成本，綠電號稱要取代核電，核電的發電成本約每度1元，以此基準計算，民眾20年為此多支付1.4兆元。 <text:line-break/><text:line-break/>甚至如果不看整體能源政策造成的鉅大成本，單看經濟部無腦無能造成的成本，也是非常可觀。經濟部如果在競標制結果出來後的第一時間，就願意承認錯誤、廢除遴選制的結果重新再來，以遴選制預估每年126億度計，從5.8元降到2.5元，每年可省415.8億，20年省8316億。即使不重來，如果開發商適用明年每度5.1元的費率，20年也可省1764億元。而在以核養綠公投通過後，按理經濟部是更有籌碼面對開發商。 <text:line-break/><text:line-break/>結果，蔡政府的選擇是不惜放水式的加快流程，想讓開發商通通拿到最高價格；而民眾為了錯誤的政策、部會對開發商的「善體人意」，要多花數千億元，這樣出賣台灣未來能源算不算「賣台」？ <text:line-break/><text:line-break/>小小公務員圖利廠商數萬元，要被判刑坐牢；大官員大筆一揮送給風電開發商數千億元，不必負責、甭彈劾免坐牢，還「功在蔡政府」哩。難不成真是「竊鉤者誅，竊國者侯」？</text:p>
      <text:p text:style-name="P1">陳真   |  2018.12.24 13:50   |   <text:a xlink:type="simple" xlink:href="http://palinfo.habago.org/Entry?Command=Information_PrintForum&amp;iPage=41#FORUM37133"><text:span text:style-name="T1">#</text:span></text:a></text:p>
      <text:p text:style-name="P2">習近平說的「驚濤駭浪」是指什麼？ <text:line-break/><text:line-break/>世界日報 <text:line-break/><text:line-break/>2018年12月22日 <text:line-break/><text:line-break/>習近平主席18日在中國改革開放40周年紀念大會上說，「未來必定會面臨這樣那樣的風險，甚至會遇到難以想像的驚濤駭浪」。此言一出，立刻引起海內外媒體關注，以及官方、民間廣泛熱議。 <text:line-break/><text:line-break/>習近平講的「難以想像的驚濤駭浪」，指的是什麼事件，可能發生什麼事情？因為這樣措辭之嚴厲是近年中國官方正式場合少見的提法。 <text:line-break/><text:line-break/>首先，使用「難以想像」一詞，說明這屆中央領導層在預估未來10年，或更長時間裡，中國繼續堅持走中國特色社會主義道路，將是一條非同尋常的路。至少，與過去40年相比，這條路將會更加崎嶇艱難，將遇到更多不確定性和更多風險。 <text:line-break/><text:line-break/>第二，「難以想像的驚濤駭浪」預示40年過去了，中國的發展機遇期已一去不復返了。中國所面臨的國際和國內環境都徹底改變。以美國為首的西方國家發出各種圍堵中國和反對中國的聲浪將一浪接一浪，甚至出現「難以想像的驚濤駭浪」。 <text:line-break/><text:line-break/>在國內，中國的競爭優勢正在失去，人口紅利已關上窗口，土地成本高漲，房價泡沫正在摧毀中產階級自信心，制度優勢在市場化衝擊下，成為制約經濟發展的絆腳石。 <text:line-break/><text:line-break/>習近平講話提出，「該改的與不該改的」論述，旨在告訴全世界。中國有自己的堅持，中國有自己的理想。但中國如何在改與不改中尋求新突破，在變與不變中尋求新平衡，恐怕是一道難解的數學題。 <text:line-break/><text:line-break/>第三，當我們預估可能出現的驚濤駭浪事件中，無疑中美關係是可能最大變數。自從川普當選以來，不斷地調整治國班底。我們看到對華強硬派已占據白宮執政團隊絕對上風。這個團隊推出一整套遏制中國戰略，其中中美貿易戰成為打響對華全面圍堵戰役的第一槍。 <text:line-break/><text:line-break/>這樣提法並不是危言聳聽，只要看看最近發生一系列事件。 <text:line-break/><text:line-break/>10月7日，美國副總統潘斯在哈德遜研究所發表震撼的演講，矛頭直指中國利用共產主義意識形態，滲透美國及自由民主國家，盜取美國智慧財產權、強制技術轉讓等方面，破壞現有國際秩序。這是中美建交40年來，美國主流社會從來沒有出現過的激烈言辭，有媒體把潘斯這篇演講喻為美國對華宣戰書。 <text:line-break/><text:line-break/>11月13日，潘斯出席新加坡地區峰會時接受「華盛頓郵報」訪問說，只有中國願意徹底改變自身行為，才可避免與美國爆發冷戰。 <text:line-break/><text:line-break/>11月19日潘斯出席巴布亞新幾內亞舉辦的亞太經合論壇時發表演說，再次嚴厲指責中國設置「巨大壁壘」，收取高額關稅，指責中國「一帶一路」戰略使這一地區國家陷入債務陷阱。 <text:line-break/><text:line-break/>12月1日孟晚舟被捕事件，不單純是華為獨立事件，而是美國試圖掐斷中國發展5G技術，甚至在全球發起一場旨在阻止中國技術進步的國家發展大戰略。 <text:line-break/><text:line-break/>面對美國各種攻勢，以上事件最多只能算「大風大浪」，而習近平所提的「驚濤駭浪」，想必有著更深層次意義。那些深藏在海底的暗潮洶湧，正在伺機衝出水面，很大概率釀成「驚濤駭浪」。</text:p>
      <text:p text:style-name="P1">小余   |  2018.12.22 23:13   |   <text:a xlink:type="simple" xlink:href="http://palinfo.habago.org/Entry?Command=Information_PrintForum&amp;iPage=41#FORUM37131"><text:span text:style-name="T1">#</text:span></text:a></text:p>
      <text:p text:style-name="P3">這豬的問題.......從頭到尾就是民進黨反中的一個障眼法 <text:line-break/>塑造中國大陸落後 野蠻的形象 <text:line-break/>然後處分到的都是陸配 <text:line-break/><text:line-break/>怎說呢，我們的目的是什麼？豬肉不要進來對吧！ <text:line-break/>那麼，你對著已經在國內的人『發簡訊』有用嗎？沒有吧！ <text:line-break/>因為很多是住在對岸的人吧！ <text:line-break/>解鈴還需繫鈴人，那麼是不是希望對岸的安檢人員提醒不要把豬肉帶去非疫區如台灣比較重要？ <text:line-break/>不要告訴我因為兩岸不好所以沒辦法 <text:line-break/>你不從源頭管理，等到東西與人到台灣才處罰，又有啥用？他們從來沒有收到簡訊過，也沒看到任何宣傳啊 <text:line-break/>政府的理由一定說對岸是獨裁之類的 <text:line-break/>但請問有試過嗎 有真正把防堵當作一回事嗎 <text:line-break/><text:line-break/>另外，你有在登機的時候請所有飛台灣的班機地勤提醒民眾嗎？在飛機上，有請所有飛台灣的空勤人員提醒民眾嗎？ <text:line-break/>我不知道 <text:line-break/><text:line-break/>還有，歐洲的東歐跟俄羅斯也是疫區，所以以歐洲完全沒有邊界來看，從陸路跑到西歐，能管制嗎，我想沒有海關檢查吧 <text:line-break/>所以有禁止歐洲的火腿進來嗎？還是只是一直報中國？好像只有中國有豬肉？ <text:line-break/><text:line-break/>現在這個執政黨，明明就是駐日代表不願意承擔責任，卻造成底下人自殺的事情，都要怪罪假新聞讓一個大學生起訴 <text:line-break/>他包藏禍心的事情還少了嗎 <text:line-break/><text:line-break/>所以 請記住，如何讓豬肉不進來，不是在台灣這裡罰100萬也沒有用 <text:line-break/>旅客知不知道，政府還有沒有用更多的宣傳方法拜託出境方，有沒有努力，希望大家一起來監督，謝謝</text:p>
      <text:p text:style-name="P4"/>
      <text:p text:style-name="P1">陳真   |  2018.12.22 10:18   |   <text:a xlink:type="simple" xlink:href="http://palinfo.habago.org/Entry?Command=Information_PrintForum&amp;iPage=42#FORUM37130"><text:span text:style-name="T1">#</text:span></text:a></text:p>
      <text:p text:style-name="P3">唱點韓流的反調 (六) <text:line-break/><text:line-break/>陳真 2018. 12. 22. <text:line-break/><text:line-break/><text:line-break/>十四年前，亦即2004年，數十個所謂社運與民間團體聲勢浩大地組成一個「反賄選家族參選聯盟」，發起各種抗議活動，要求涉嫌賄選者之家族成員亦不應參選。其中主要被點名批判的就是吳德美與朱安雄的大女兒朱挺珊，也就是這位被韓國瑜延攬為海洋局局長朱挺玗的姊姊；當時她 "代父出征" 參選，而她們的父親因為議長賄選及一些貪瀆案件逃亡海外，被列為十大通緝要犯之首。 <text:line-break/><text:line-break/>當時，我在蘋果日報上寫了篇文章聲援這些參選人，引來許多批評，說我怎麼可以聲援這些惡名昭彰的 "賄選家族"。當時我人還在英國，據島內朋友說，我的文章被這些參選人拿來製作成文宣，為其參選之正當性辯護。我的文章其實寫得很清楚，家裏有人犯法，即便罪大惡極，犯罪者的家人在法律上依舊清白，憑什麼剝奪他們參選的權利呢？這只是最基本的法律觀念不是嗎？就算是個罪犯，如果他仍有參選權利，那你就沒有資格強迫他退選。你大可叫大家別投票給他們，但憑什麼叫他們退選？ <text:line-break/><text:line-break/>參選是個人權利，不應憑著某種道德規範或政治正確就加以剝奪。但是，賦予大權當官，卻擺明是引進整個家族與派系勢力，兩者不能混為一談。韓國瑜說，芸芸眾生，聖人難尋。這樣一種回應，是把大家當白痴。 <text:line-break/><text:line-break/>而且，如果你無法忍受吳音寧，憑什麼能忍受朱挺玗？人渣黨當初找吳音寧當北農總經理，遇到外界關於她在專業上不適任的批評時，就說她什麼向來關心農業，什麼碩士論文研究農業云云。韓國瑜也一樣，要大家別把眼光放在賄選，而應該放在朱挺玗的 "專業長才"。所謂專業長才，不過就是因為她的家族事業中有一家公司叫做海裕屋，賣鮮魚飯之類，老闆就是朱挺玗。我家附近就有一間海裕屋，不貴，一百多塊，我常吃。但是，如果憑這樣就能當海洋局長，那我天天仰望窗外星空，對外太空和外星人特別感興趣，難道就可以擔任美國太空總署的署長？ <text:line-break/><text:line-break/>所謂君子愛人以德，小人愛人以姑息，支持韓國瑜，就別讓他往不好的方向走。幾十年來，所謂民主運動，主要批評對象之一就是吳德美與朱安雄或是雲林張榮味或台中顏清標等等這類呼風喚雨乃至貪贓枉法的地方派系與家族勢力。難道所謂民主運動發展幾十年後，這類過去亟欲打倒的腐敗勢力，反倒成為我們的救世主？看來事實發展確實如此。那是因為，所謂改革者，居然比被改革者還腐敗。內政意義上如此，兩岸問題上，更是如此。 <text:line-break/><text:line-break/>明年又要選所謂總統了，放眼望去，蛇鼠一窩，不分藍綠，系出同源；所謂龜兒子打王八蛋，其實彼此全是 "自己人"，差異僅在於權力歸屬，而非本質有別，所謂 "用人唯才" 的背後，無非權力布局與分贓。在這喧囂的民主遊戲背後，內政上真正為王者，永遠是黑金、財團、無恥文人與政客及家族派系；即使清廉如馬英九當家，也還是得向這個不堪聞問的 "黑金民主大王" 俯首稱臣。 <text:line-break/><text:line-break/>至於外部意義上，對奕操盤者自然是中美兩國角力，決定島嶼歸屬。相較之下，內政權力爭奪，作用何其細微，猶如一場 "大富翁" 遊戲，吸引各路投機客、無恥文人及詐騙集團，以爭民主愛鄉土及護主權之名，搭配無數純屬詐欺的社運口號做為權力跳板，從中撈得幾代吃喝不盡的榮華富貴與美名。</text:p>
      <text:p text:style-name="P1">陳真   |  2018.12.20 01:31   |   <text:a xlink:type="simple" xlink:href="http://palinfo.habago.org/Entry?Command=Information_PrintForum&amp;iPage=42#FORUM37129"><text:span text:style-name="T1">#</text:span></text:a></text:p>
      <text:p text:style-name="P2">唱點韓流的反調 (五) <text:line-break/><text:line-break/>陳真 2018. 12. 20. <text:line-break/><text:line-break/><text:line-break/>韓國瑜說，全力拼經濟，經濟100分，政治0分。這是鬼話。天底下哪來與政治無關之經濟政策？而且，過去的韓國瑜立委，完全是政治掛帥，敵視反蔣與反國民黨人士，甚且暴力對付。 <text:line-break/><text:line-break/>韓國瑜這回選戰，不搞抹黑，這是事實。但這不是他的一貫作風。他恐怕是國民黨內第一個因為抹黑而被取消參選立委資格者。 <text:line-break/><text:line-break/>韓國瑜說，他當年連任第三次立委之後開始鬼混過日子，吃喝玩樂樣樣來，非常墮落；自責之餘，決定不再尋求連任，還說自己為此花了17年的時間懺悔。但這也不是事實。 <text:line-break/><text:line-break/>事實上，他仍多次尋求從政機會。例如，2007年，他尋求國民黨內立委提名，結果卻因為散發負面文宣抹黑同黨競爭者張慶忠，因此被取消提名資格。張慶忠開了一家賓館，韓國瑜便抹黑他是 "情色賓館大亨"。 <text:line-break/><text:line-break/>韓國瑜選前說，"尋找人才的條件，清廉比什麼都重要"。選後，他 "感嘆"："茫茫人海，聖人難尋"。於是，他提名涉嫌經營辣妹詐騙公司的人當原委會主委。遭到民意反對後，因而作罷。緊接著，他又 "感嘆" 聖人難尋，於是又提名一個先前因為賄選而被判決當選議員無效定讞的人擔任海洋局長。此人很年輕，當年選議員時才二十多歲，是個典型的政二代，叫做朱挺玗。 <text:line-break/><text:line-break/>朱挺玗是誰我原本沒聽過，但他的父母我可熟透了。我是說，他們大名鼎鼎，就算政治外行人應該也如雷貫耳，那就是朱安雄與吳德美。事蹟顯赫，罄竹難書。真的沒聽過的人，請自行google。吳德美有個非常有名的外號，叫做 "黃色阿美"。至於朱安雄，曾被列為十大通緝要犯的首位，逃亡海外十多年。2015年，超過法律追訴期，大方返台。維基百科寫得相當含蓄，僅僅寫著議長選舉賄選案及高達數億金額的安峰公司掏空案。 <text:line-break/><text:line-break/>韓國瑜，做為地方腐敗派系的一個成員，如今光芒四射，承載眾人的期待，不但不藉著強大的民意引領政治向善，反而才剛當選，竟然就毫不遮掩地引進黑金勢力，卻還一再感嘆 "聖人難尋"。他媽的要找一個行事正常、不走旁門左道的人有那麼難嗎？他甚至還宣稱："未來高雄施政，將是 99%興利 1%除弊"。這意思是說，只要能搞好所謂經濟，大家能撈就盡量撈，不會有事。 <text:line-break/><text:line-break/>台灣政治很可悲，很陰暗，始終在一團污泥中 "選賢與能"。</text:p>
      <text:p text:style-name="P1">陳真   |  2018.12.19 20:13   |   <text:a xlink:type="simple" xlink:href="http://palinfo.habago.org/Entry?Command=Information_PrintForum&amp;iPage=42#FORUM37128"><text:span text:style-name="T1">#</text:span></text:a></text:p>
      <text:p text:style-name="P3">關於兩岸，台灣只有一個人講的話，是我每隔一段時間就會主動找來讀的。那個人就是蘇起。 <text:line-break/><text:line-break/>我對祖國以及島嶼的將來也很悲觀。時局變化得太快，很多事倏忽就來到眼前。所謂 "風聲雨聲讀書聲，聲聲入耳，家事國事天下事，事事關心"，這些年來，大多時候，我卻只想著 "家事"，想著家人與親友們往後的日子，在這樣一種動蕩不安的世道中，日子怎麼過？如何面對勢必來臨的種種風雨？ <text:line-break/><text:line-break/>以前覺得日子掌握在自己手裏，平淡，可預料，長長的一片時光就橫在眼前。這些年卻發現，就連自己與家人的一點平凡日子似乎都不再有把握。 <text:line-break/><text:line-break/>陳真 <text:line-break/><text:line-break/>2018 12. 19 <text:line-break/>==================== <text:line-break/>蘇起：5大關鍵因素將使兩岸關係更緊張 <text:line-break/><text:line-break/>2018年12月02日 <text:line-break/><text:line-break/>中時電子報 李俊毅/綜合報導 <text:line-break/><text:line-break/>今年適逢《告台灣同胞書》發表40周年，台灣方面也就此開學術研討會，前陸委會主委、「九二共識」一詞創造者、台北論壇董事長蘇起在研討會表示，九合一選舉結束後，民進黨選得不好是因為事做得不好，是因為民進黨的經濟政策、勞工政策、兩岸政策都不受歡迎，蘇認為，美台三邊關係中六大因素的四大緊張因素，恐讓明年兩岸關係更糟。 <text:line-break/><text:line-break/>據港媒《中評社》專訪報導，蘇起說，韓國瑜現象的產生，是因為房子裡充滿了瓦斯，且越來越多，是韓國瑜點了最後一把火，代表「其實在過去兩年半中，民怨一直累積的」。 <text:line-break/><text:line-break/>蘇強調，在國際局勢充滿不確定因素下，明年兩岸關係會更重要。並且他對兩岸關係提出了五個看法： <text:line-break/><text:line-break/>第一，他對明年的「兩岸關係很悲觀」。蘇起表示，這是結構性因素導致的。在美中台三角中，台灣雖然很小，但是台灣會牽動很多事情，美中台三角實際上是六個關係——三個角對三個邊。三個邊就是兩岸關係、美台關係、中美關係，四個因素是緊張的：台灣內部緊張，中美關係緊張，美國內部緊張，兩岸關係緊張。 <text:line-break/><text:line-break/>第二，明年美國因素會變得前所未有地重要，主要原因是「美中關係未來會更緊張」。蘇起說，美國認為現在的台灣是東亞地區唯一一面倒向的，其他所有國家如日本、韓國、新加坡都是兩邊下注，這次選舉美國在選前都忍不住公開干預。明年美國因素會更重，美國打台灣牌動機會更強，民主黨和共和黨雖然鬥爭很激烈，但是「他們在對中的立場上是一致的」。 <text:line-break/><text:line-break/>第三，因為美國因素增強，「蔡英文一定會成為民進黨下一個候選人」。蘇起說，在民進黨的政治人物中，現在檯面上最了解美國、最能夠掌握利用美國因素的是蔡英文，而不是賴清德和陳菊。隨著美國因素的加重，「民進黨沒有人能夠取代蔡英文」。從九合一選後一周的情況來看，民進黨對蔡的批評有限。 <text:line-break/><text:line-break/>第四，明年民進黨在論述方面，打的不是「統獨」，而是「親中和親美路線的鬥爭」。「親美和親中」對中間選民來說還是有賣點的。 <text:line-break/><text:line-break/>第五，因為台灣內部出現新的兩條路線，台灣內部的選舉跟國際掛鈎，局勢會更緊張，台灣老百姓的安全感會大幅降低。蘇起說，因為軍機軍艦繞台和美中貿易戰，台灣老百姓的安全感已經降低很多了。明年選戰開打，「美國因素會繼續加重」。 <text:line-break/><text:line-break/>蘇起說，將來國民黨的候選人不能只跟大陸關係好，也要跟歐美建立良好關係，這個比例是要拿捏的，不能一刀切，不然就掉到親美、親中的窠臼中了。國民黨中不管是誰，如果做到這一點，老百姓就會有安全感，經濟反而沒有那麼重要。「明年的局勢是我從來沒有見過的，是高難度的」。 <text:line-break/><text:line-break/>(中時電子報)</text:p>
      <text:p text:style-name="P1">陳真   |  2018.12.19 19:54   |   <text:a xlink:type="simple" xlink:href="http://palinfo.habago.org/Entry?Command=Information_PrintForum&amp;iPage=42#FORUM37127"><text:span text:style-name="T1">#</text:span></text:a></text:p>
      <text:p text:style-name="P2">名家縱論／蘇起：假如「美國牌」加上「台灣牌」 <text:line-break/><text:line-break/>2018-12-09 <text:line-break/><text:line-break/>聯合報 <text:line-break/><text:line-break/>蘇起（台北論壇董事長、前國安會祕書長） <text:line-break/><text:line-break/><text:line-break/>「九合一」選舉當晚，蔡總統表示「要深刻檢討…回應國民的期待」。第二天筆者誠懇呼籲她利用選民所搭的下台階，把她的兩岸政策做個漂亮的轉身。幾天後在大陸參加某論壇時，我也公開建議北京在她轉身後盡快做出善意回應，以啟動兩岸新一輪的良性循環。可惜從蔡總統接見美國訪賓的談話及其他跡象看來，這個期待大概落空了。台灣未來的十三個月可能因此相當顛簸。 <text:line-break/><text:line-break/>明年是總統大選的發燒年。蔡總統不可能願意只做一任總統，所以她有不能輸的壓力。但現在形勢一則民意嚴重背離，二則台灣民眾經過「錄音帶」、「走路工」、「正名制憲」、及最經典「槍擊案」的淬鍊，已對許多奧步免疫，故勝選須靠新的奇招。最可能的就是用李前總統一九九五年康乃爾訪問的手段，實現陳前總統二○○四年的驚險連任。 <text:line-break/><text:line-break/>當年李登輝用「鄉村包圍城市」策略，發動美國國會、輿論及民間團體，向不甚情願的行政部門強力施壓才完成外交突破。現在美國政壇土壤遠比當年肥沃，一方面瀰漫對中國大陸的不滿情緒，一方面還有個經過大量換血，對九五年台海危機毫無記憶，卻對台灣「活力民主」充滿幻想的國會。行政部門雖然比較審慎，但目前難得有好幾位友台人士占據要津。在美中競爭大環境下他們不無可能半推半就地打「台灣牌」，以達到壓制中共的目的。 <text:line-break/><text:line-break/>更重要的，打「美國牌」的台灣棋手已默默布局多年，而且到了「青出於藍（李登輝）更甚於藍」的地步。首先，由於這幾年國民黨主動放棄國際舞台的耕耘，所以國際輿論對台灣的認識幾乎完全仰賴蔡政府的片面說詞與英文的「台北時報」。再加上，國際人士一向多用戰略眼光看台灣，所以只要蔡政府不像當年陳水扁那樣衝撞，他們就感到滿意，根本不太關注蔡政府「去中國化」及台灣民間的哀鴻遍野。 <text:line-break/><text:line-break/>在這個有利的氛圍下，蔡政府仿效當年李登輝，高價聘僱多個公關公司密集進行遊說工作，並把民進黨黨工直接納入駐美代表處，站上對美工作的第一線。蔡還在華府成立「全球台灣研究中心」，致力拉攏美國政學菁英。兩年餘已辦了三個年度論壇，廿餘次每月研討會，還由台北的文化部贊助多項藝文展演。「統戰」能量之高前所未見。 <text:line-break/><text:line-break/>台僑也被全力動員頻繁出入國會山莊。自稱為「台灣旅行法幕後推手」的「台灣人公共事務會」（FAPA）人員撰文透露，在該法通過前，「超過百位台美人由全美各地趕來美國首府，在一天之內拜訪過超過百間參眾議員的國會辦公室」。今年二月蔡總統特別透過視訊感謝「台灣同鄉會兄弟姊妹打拚的功勞」。上個月她再度以視訊謝謝他們在「美國國會通過很多對台灣很重要的法案…的大力幫忙」。 <text:line-break/><text:line-break/>所謂「養兵千日，用在一時」，這個布局明年動起來後，可以炒作的題目非常多。已經曝光的有美艦停泊太平島、軍艦互訪、聯合軍演、駐美代表處正名等。 <text:line-break/><text:line-break/>尚未曝光且最可能實現的是，以「台灣旅行法」為依據，在蔡總統「自然」過境美國時大張旗鼓，以製造美國支持蔡總統連任的印象。明年六月我國僅存的最大邦交國瓜地馬拉將舉行總統大選，隨後的總統就職典禮正好提供一個過境美國的機會。倘若瓜國不幸與我斷交，就用「悲情」轉請美國友人另闢表演舞台。 <text:line-break/><text:line-break/>「美國牌」與「台灣牌」一旦結合，台海凶險頓將升高。中共屆時絕不可能像九五年那樣任由美國航母貼近台灣，或只打幾枚「啞巴彈」就收手。如處理不當，兩強甚至可能就台灣問題攤牌。台灣或許以為促進美台關係無傷大雅，實際卻成為美中衝突的導火線，當然也是最大的受害者。即使不到這極端，兩張牌的相互激盪亦足以讓台灣大半年高燒不退，經濟持續停滯。 <text:line-break/><text:line-break/>目前台灣仍在休養生息。明年刀光劍影一開始，勢將與太平洋的雷電交加，台灣海峽的烏雲密布，及美國的怒氣衝天，交匯出一幅罕見而嚴峻的大氣圖像。當然我們仍衷心希望一切只是杞人憂天。</text:p>
      <text:p text:style-name="P1">陳真   |  2018.12.19 19:11   |   <text:a xlink:type="simple" xlink:href="http://palinfo.habago.org/Entry?Command=Information_PrintForum&amp;iPage=42#FORUM37126"><text:span text:style-name="T1">#</text:span></text:a></text:p>
      <text:p text:style-name="P3">張忠謀看好IC產業 指出美中貿易戰僅是開端 <text:line-break/><text:line-break/>新頭殼newtalk &amp;;#124;張逸飛 綜合報導 <text:line-break/><text:line-break/>2018年12月19日 <text:line-break/><text:line-break/>[新頭殼newtalk] 台積電創辦人張忠謀放眼未來的IC產業，他預計25年內AI (人工智慧) 產業會大幅改變人類的生活，而IC是AI的基本，因此IC產業長期看好。另外，現今世界矚目的美中貿易戰，張忠謀對此表示，這只是個開端，美中兩國對立，如同「修昔底德陷阱」，是既有的強國面對一個新強國興起的挑戰，而造成的衝突。 <text:line-break/><text:line-break/>根據《經濟日報》報導，張忠謀表示數位經濟時代來臨，AI產業正夯，而這也將大幅改變人類的生活型態。張忠謀指出，AI產業及5G通訊等新應用，其根本都是建立在運算，運算是未來會相當普遍需要的技術，而運算是積體電路（IC）的基本。因此未來層出不窮的新產品，都會與IC脫不了關係，所以IC產業長期看好。 <text:line-break/><text:line-break/>不過張忠謀也指出，AI產業帶來的生活劇變，25年內就會顯著發生，其中伴隨著更嚴重的貧富差距跟失業問題。張忠謀指出，很多行業人員會被AI取代，導致失業率上升。 <text:line-break/><text:line-break/>另外，國際兩強美中展開的經濟戰，張忠謀指出，經濟戰只是兩強對立的開端，美中對立不會僅在貿易戰中，還有南海、東海爭議及北韓廢核等關卡，後續都會一一浮現。 <text:line-break/><text:line-break/>張忠謀以他11月參加亞太經濟合作會議（APEC）領袖會議的經驗為例，他透露，對美中貿易戰的觀點，並非是參加APEC領袖會議之後才有的看法，而是看了由曾任哈佛教授格雷厄姆．艾里森撰寫的《Destined for War（中美終將一戰？）》一書，並在現場目睹美、中兩國領袖及領袖代表幾乎沒互動，發言又極具針對性，而有的深刻體悟。 <text:line-break/><text:line-break/>張忠謀以《Destined for War》一書中引用希臘歷史學家修昔底德的「修昔底德陷阱」一詞為喻，美中之間的對立，是一個已存在多年的強國，面臨一個新強國崛起的衝突，當既有的強國不能容忍新強國崛起，但新強國又力爭出頭，彼此不能相容，就有可能掉入戰爭的陷阱。 <text:line-break/><text:line-break/>不過張忠謀指出，美中對立的最終應不致於演變成戰爭，因為戰爭的後果會太可怕了，他認為兩國的領導人會用智慧去避免戰爭的發生。</text:p>
      <text:p text:style-name="P1">陳真   |  2018.12.18 01:17   |   <text:a xlink:type="simple" xlink:href="http://palinfo.habago.org/Entry?Command=Information_PrintForum&amp;iPage=42#FORUM37125"><text:span text:style-name="T1">#</text:span></text:a></text:p>
      <text:p text:style-name="P2">高達，是我哲學之路的起點，維根斯坦卻帶我走向終點。 <text:line-break/><text:line-break/>高達說，"千萬別說你會永遠愛我。我們的愛，沒有明天。" (“Don’t ever promise to adore me forever. Let’s keep the feeling that this love of ours is a love without tomorrow.”) <text:line-break/><text:line-break/>年少時，看了高達的電影，驚為天人，彷彿世界憑空開了一扇窗，多了一個眼睛，看向另一個神祕世界。在我出國念哲學之前好幾年 (大約是1994年)，對西方哲學一無所知，卻寫了一本 "哲學" 講義，書名就叫做 "我略知她一二"，取自高達的一部電影名稱。講義封面引用了兩個人的話。一句是Martin Heidegger講的："為何總是有東西存在，而非空無一物？"，另一句則是取自梵谷雜亂無章的書信，他說："我想要...應該...但是...或許...我該怎麼說呢？...於是我走出戶外，把星星畫了下來。" <text:line-break/><text:line-break/>在那當下，我絕想不到，這兩句話竟然就是我往後二十幾年哲學生涯的一個基本命題，所思所議，繞此打轉，須臾不離。也許對某些人來說，他的一生，真的就只能被 "一個" 問題所困惑，老死方休。哲學路上，我與維根斯坦，並非偶遇，而是命中必然。 <text:line-break/><text:line-break/>在我心中，高達稱不上電影大師，因為光有思想而無感情，如何動人？如何 "訴說人們內心最祕密的自我"(高達語)？但是，即使到今天，憑著一種鄉愁般的懷舊精神，我依然喜歡高達，喜歡他的 "我略知她一二"，但它所帶來的思想衝擊與神祕感，卻早在20年前便已蕩然無存。事實上，這電影不過就像早期維根斯坦的著作 "Tractatus" 的一個入門影像教學版，並無神祕與深奧可言。這類充滿高度抽象思維的東西，很像一種技藝，一種魔術，一套語法，你一旦學會，便立即失去魅力。 <text:line-break/><text:line-break/>我家位居台南的 "新町"，是個風化區，日據時代，全盛時期有一百多家妓女戶；妓女戶多到常會讓人誤闖。小學時，有一天，我媽叫我去買些塑膠袋，事先告訴我店家的大概方位，但我一時不察，看錯招牌，闖進一家名叫 "真花園" 的妓女戶，引來鶯聲燕語笑成一團，問我找哪位姑娘？老闆娘還請我吃了幾顆糖。現在，這家 "真花園" 已經沒有 "花園" 了，卻變成一座 "文化古蹟"。 <text:line-break/><text:line-break/>有妓女戶的地方，就有繁華夜市，不光賣吃的，更多的是雜耍特技賣膏藥變魔術及脫衣舞等等，藉以招徠顧客。我從小天天駐足觀看了好幾年，就是這樣長大的；每個攤位都熟透了，卻從未看過真的有人脫，更別說脫光了，全是賣藥噱頭。不過，魔術倒是看了不少，也學了不少。沒學會前，怎麼想都想不透魔術訣竅，神奇誘人，寢食難安。可當我一旦學會戲法，興味全消，說破根本一文不值。戲法騙人或能取樂，騙自己卻騙不了。 <text:line-break/><text:line-break/>哲學差不多就是這樣一種東西，忙了大半輩子，尋尋覓覓，最後卻只是回到最初的地方，好像也沒有變得更聰明或更有智慧。就如維根斯坦所說，哲學就像皮在癢，哲學蟲做怪，抓一抓就不癢了；他說，思想的最高境界，不過如此而已。浮士德亦如此說道："哲學、法律、醫學、甚至神學，我都已努力鑽研，但我此時此地，癡愚如故，不見絲毫聰明。" <text:line-break/><text:line-break/>在劍橋，我特別認識三個人，其人其思，縈繞我心，揮之不去。一是維根斯坦，二是羅素，三是 Alan Turing。20年前，也就是大約1998年左右，曾費了點工夫，寫了一篇兩萬字的羅素小傳，標題叫做 "人人都是浮士德"。之所以給羅素立傳是因為，我感覺世人對於愛耍嘴皮的羅素充滿太多誤解，把他想得太輕浮太表面了點，而我筆下的羅素卻充滿悲愴困惑，豈一個悲字了得。但很不幸，我那 "人人都是浮士德" 的羅素傳在一次電腦中毒事件中跡近全毀，只剩斷句殘篇。 <text:line-break/><text:line-break/>想到羅素，我常想到浮士德，總覺得他們就是同一號人物。但是，寫著寫著，卻把自己也給寫進去了，進而發現，原來人人都是浮士德。 <text:line-break/><text:line-break/>最近高達的新片 "影像之書" 上映，國外佳評如潮。我看到西方媒體有人提起 "大國民" 的導演奧遜威爾斯 (Orson Welles) (高達最推崇的一位美國導演)，說他曾講過一句話："每一個故事，骨子裏都是浮士德的故事" (Every story is at bottom the Faust story.)。我的想法亦如是，每個人或多或少都和魔鬼做了交易，希望自己方方面面變得更好，但是結果呢？ <text:line-break/><text:line-break/>高達在 "影像之書" 中對此做了回應。他說，"這年頭已經沒有人想當浮士德了，大家只想當國王"。講白話就是直接奪權撈錢比較快啦，誰還想著什麼鐵杵磨成鏽花針？講得更白話一點，這年頭誰還想當什麼浮士德？太沒效率了，直接當魔鬼比較快。 <text:line-break/><text:line-break/>我愛高達，但就如同高達的建議，我對他的愛，沒有明天。或者說，這愛屬於過去，宛如鄉愁，屬於當初出發的那一片單純的天空。逝者已矣，來者不可追，走著走著，卻走回最初的原點；除了時光流逝，似乎什麼也沒改變。回首前塵，我似乎白做了一回浮士德，你呢？</text:p>
      <text:p text:style-name="P1">陳真   |  2018.12.15 01:31   |   <text:a xlink:type="simple" xlink:href="http://palinfo.habago.org/Entry?Command=Information_PrintForum&amp;iPage=42#FORUM37124"><text:span text:style-name="T1">#</text:span></text:a></text:p>
      <text:p text:style-name="P3">http://app2.atmovies.com.tw/news2/NF1811096518/ <text:line-break/><text:line-break/>高達，是我哲學之路的起點，維根斯坦則帶我走向終點。</text:p>
      <text:p text:style-name="P1">柳春春阿忠   |  2018.12.13 08:27   |   <text:a xlink:type="simple" xlink:href="http://palinfo.habago.org/Entry?Command=Information_PrintForum&amp;iPage=42#FORUM37123"><text:span text:style-name="T1">#</text:span></text:a></text:p>
      <text:p text:style-name="P2">阿忠贊成（統獨靜站喊停）。</text:p>
      <text:p text:style-name="P1">陳真   |  2018.12.12 20:36   |   <text:a xlink:type="simple" xlink:href="http://palinfo.habago.org/Entry?Command=Information_PrintForum&amp;iPage=42#FORUM37122"><text:span text:style-name="T1">#</text:span></text:a></text:p>
      <text:p text:style-name="P3">選舉過後，一些原本綠油油的同事或病患逢人便興高采烈地說："要發大財了！" 我明白這話的意思，亦即大夥認同韓國瑜的主張。這並不令人意外。在過去二十幾年來的仇中反華教育與親綠舔美媚日媒體的全盤洗腦狀況下，統獨之爭乍看激烈，其實不然，不過嘴上春秋，吃吃豆腐，趕個流行罷了。 <text:line-break/><text:line-break/>台灣人其實並無一絲一毫意識形態掛帥並為之拼命之性格，而是有奶便是娘，充滿現實主義。美國人經常 "勉勵" 或 "期許" 台灣人勇敢奮起和對岸骨肉同胞來一場你死我活的血戰，但我在這島上找不出三個願意為台獨捨命者。林義雄是其一，史明是其二，彭明敏是其三。然後呢？然後就沒有了。台灣只有台獨政治蟑螂，台獨生意人，沒有台獨志士。台灣人充滿務實與投機性格，某個意義上是道德缺陷，但在另一個意義上卻是政治優點，使得台灣不容易極端化、激烈化，從而確保一定的和平與繁榮。 <text:line-break/><text:line-break/>記得大約是將近三年前，也就是2016年2月中旬，有位對岸的學者叫做李毅，寄來一些喊打喊殺、類似血洗台灣的鼓吹武統文章 (有興趣者自行透過巴勒網內部搜尋)。我看了，覺得此人真是有夠狀況外，對台灣近乎一無所知，但這位李教授卻自我滿意度相當高，自詡是無人可及的什麼第一流社會學分析。他的立論基礎是：民進黨的大腸花運動席捲年輕人的心，使得個個全是什麼天然獨，因此，民進黨將持續壯大，而統派聲音則將隨著歲月流逝而凋零殆盡。因此，李毅說，除了趕緊武統，血洗台灣，別無它途。 <text:line-break/><text:line-break/>我覺得這樣的理解力很好笑，於是發起一個哈巴狗盃兩岸統獨擂台賽，對岸就委請李毅教授領軍，王洪光將軍充當武術指導。本島則由人渣黨領軍，並由其附隨組織三大害之中抽籤決定三位比武人選，小弟當裁判，看是要打到死或打到蔡賽都可以，隨他們高興。 <text:line-break/><text:line-break/>三年前，在那個群魔亂舞、綠色人渣橫行無阻所向無敵的當下，我曾很有把握地斷言："這就是民進黨的史上最高峰了，此後將一路走跌"。認清這一點，不需要什麼高瞻遠矚，事實上，只要對台灣政治稍有理解，理當也會得出類似判斷。道理很簡單，套句股市用語就是 "利多出盡"，所有騙人花招全使盡，原本所向無敵的騙術自然也就會隨著現實的檢驗，一點一滴失去效用。 <text:line-break/><text:line-break/>時至今日，隨著韓流的崛起，某種現實主義似乎更是確立，簡單說就是日子能過得去最重要，人民幣當然也是錢，誰會真心在乎什麼漢賊不兩立之類的傻話？在我看來，所謂 "台獨建國" 的什麼台灣人神聖使命，就如同過去之 "反攻大陸解救同胞" 那樣，相信這套鬼話的人只會越來越少，不會越來越多。我甚至可以說，在某個意義上，台灣已經搭上統一的列車，已經沒有 "要不要" 統一的問題，而只剩 "何時" 統一及 "如何" 統一的兩個技術性問題。接下來的發展，最好就是儘快展開政治談判，簽下和平協議，確立統一時程。 <text:line-break/><text:line-break/>巴勒網站樁已經11年，至於統獨靜站，至今才10個月，但我最近想把統獨靜站喊停，因為統一之聲不但不再是個禁忌，而且只會越來越多人認同，不會越來越少。如果大家不反對，我們就停止統獨靜站，至於巴勒網原有的站樁則仍持續。 <text:line-break/><text:line-break/>另一方面，我也注意到一點趨勢越發明顯，亦即所謂兩岸關係，恰恰就是由中美關係所定義；沒有兩岸問題，只有中美問題。兩強相爭，是否終須一戰我不敢說，但毫無疑問台灣將會成為美國的一個馬前卒，當籌碼，當炮灰，當勒索工具。所謂統獨問題，無非就是關於整個國際基本命題軸心--亦即中美問題--的一種判斷與抉擇。在我看來，一善一惡，誰是誰非，毫無懸念。台灣人的高度務實性格，或將使得統獨列車持續往統的方向迅速行駛，但台灣長期做為美日殖民地，殖民者自然也不可能任其發展。 <text:line-break/><text:line-break/>年少時候，也許心思單純，也許世界真的就如此緩慢進行，總感覺日子像蝸牛似地一寸一寸爬，今天可以看到明天看到後天，看到遠遠的將來，所謂大環境，變動甚少。但現在的世界卻瞬息萬變，就像一顆墜落的星球，火光四射，分分秒秒都在劇烈改變；大抵一切 so far so good，但似乎就在等待那最後著陸的砰然一響。台灣，在這場中美大戲中少不了扮演他應有的一份，是悲或喜，一大部份操縱於人，但仍有一小部份扭轉命運的權柄或仍掌握在自己手上。台灣人最好快快覺悟，明辨深思，認清善惡禍福，畢竟時不我予。</text:p>
      <text:p text:style-name="P1">陳真   |  2018.12.12 16:41   |   <text:a xlink:type="simple" xlink:href="http://palinfo.habago.org/Entry?Command=Information_PrintForum&amp;iPage=42#FORUM37121"><text:span text:style-name="T1">#</text:span></text:a></text:p>
      <text:p text:style-name="P2">除了人渣黨之外，台灣有三大害為其附庸：人渣名嘴 (例如這位姓鄭的)，親綠學者(例如什麼社民黨與時代力量)，綠媒(例如自由時報)。三者之中，以親綠學者為害尤烈，道德品性最為敗壞。 <text:line-break/><text:line-break/>吳寶春其實咎由自取，因為，當反中勢力興盛時，他趕搭順風車，講一套可歌可泣的綠的語言；當他來到祖國大陸想撈一筆時，就馬上改口高喊祖國萬歲。 <text:line-break/><text:line-break/>問題是，人渣三害們哪個不是這樣呢？哪個不是"吳寶春"呢？至少吳寶春是來明的，公開表態。但人渣三害們卻往往明的一套，暗的又是另一套。 <text:line-break/><text:line-break/>至於說什麼吳寶春傷害什麼台灣人的尊嚴，傷害什麼台灣人的感情，踐踏什麼台灣人云云，實屬莫名其妙，講得彷彿所有台灣人都不認為自己是中國人似的。這些人渣每天高喊什麼多元包容，什麼民主自由，但他們陳述事情時卻往往以一種 "此乃唯一真理" 的方式來表達。與其 "真理" 不同者，便喊打喊殺。 <text:line-break/><text:line-break/>我講這樣其實太過抬舉了這些人渣。因為，事實上，就我幾十年來所知所識所見所聞，當今檯面上沒有一個綠色人渣及其附庸真心認為其所宣揚者乃是真理。這些全是政治蟑螂與騙子，只要有利可圖，不管什麼東西都可以拿來當做 "真理" 來操弄，藉以謀利。 <text:line-break/><text:line-break/>要是真有這麼一種人，真心信奉這類所謂台獨真理，我會對他脫帽致敬。但是，這樣的人，全台灣我一時還真找不出三個以上。林義雄是其一，彭明敏是其二，史明是其三。然後呢？然後就沒有了。其它所謂台獨，全是以台獨做為一種政治工具使用，藉以奪權謀利，毫無實質意義可言。 <text:line-break/><text:line-break/>陳真 2018. 12. 12. <text:line-break/><text:line-break/>============= <text:line-break/>「從此拒吃吳寶春麵包」鄭弘儀：你數鈔票真那麼愉快嗎？ <text:line-break/><text:line-break/>今日新聞NOWnews <text:line-break/><text:line-break/>編輯中心／綜合報導 <text:line-break/><text:line-break/>2018年12月12日 <text:line-break/><text:line-break/>知名麵包師傅吳寶春近日前往大陸上海展店，不料正式開幕前遭到大陸網友起底，怒轟他賣的是「台獨麵包」。吳寶春 10 日傍晚發布聲明，表示支持「九二共識」、「兩岸一家親」，更強調「身為中國人，是我的驕傲！」但聲明一出立刻引來台灣網友怒轟；為了平息怒火，昨（11）日下午他找來準高雄市長韓國瑜站台力挺，在高雄門市開記者會澄清，他表示：「麵包的世界裡面很單純，吳寶春還是吳寶春！」對此，知名主持人鄭弘儀仍感不滿，怒嗆：「從此拒吃吳寶春的麵包！」 <text:line-break/><text:line-break/>鄭弘儀怒批：「吳師傅要賺錢大家都可體諒，但這聲明真的太傷台灣人的感情了！」「為什麼一定要用這樣的方式踐踏台灣呢？你這幾年賺不少錢，聽說他的店和厝是 1.6 億買的，你想賺更多錢 OK，人之常情，但你可以到很多地方去，你不需要被中國這樣踐踏，你這樣在踐踏自己！」「當你賺很多錢的時候，當你在數鈔票的時候，你的心情真的有那麼愉快嗎？當你有一天，老實說人都會百歲、都會死掉嘛，當你人生在最末期的時候，你如何去回想你這一段、評價你這一段呢？」最後鄭弘儀則說：「不管如何，我從此拒吃吳寶春的麵包！」</text:p>
      <text:p text:style-name="P1">天龍國小市民   |  2018.12.06 20:20   |   <text:a xlink:type="simple" xlink:href="http://palinfo.habago.org/Entry?Command=Information_PrintForum&amp;iPage=42#FORUM37120"><text:span text:style-name="T1">#</text:span></text:a></text:p>
      <text:p text:style-name="P3">韓很懂得媒體語言，柯之前何嘗不是如此⋯ <text:line-break/>現在人就吃這套⋯能力就再說啦⋯⋯ <text:line-break/>韓四年沒讓高雄翻轉，馬上會被唾棄⋯⋯ <text:line-break/>天龍國咧⋯⋯個人感覺是無比的差， <text:line-break/>不僅爛蛋爛四年，整天交通就沒有通暢過， <text:line-break/>更別說市政府多收了這麼多路邊停車費， <text:line-break/>只是推了一個1280的月票，還沒什麼人買⋯ <text:line-break/>其實柯做沒做好根本沒關係， <text:line-break/>只要搔搔頭，就一堆假白粉支持⋯⋯ <text:line-break/>還要再給四年看看⋯ <text:line-break/>不知道該說天龍國選民是很包容還是很白痴⋯⋯ <text:line-break/>或許是我本人在那邊氣呼呼的很白痴⋯⋯</text:p>
      <text:p text:style-name="P4"/>
      <text:p text:style-name="P1">陳真   |  2018.12.06 17:02   |   <text:a xlink:type="simple" xlink:href="http://palinfo.habago.org/Entry?Command=Information_PrintForum&amp;iPage=43#FORUM37119"><text:span text:style-name="T1">#</text:span></text:a></text:p>
      <text:p text:style-name="P3">唱點韓流的反調 (四) <text:line-break/><text:line-break/>陳真 2018. 12. 06. <text:line-break/><text:line-break/><text:line-break/>昭瑋，你講的沒錯，韓不可能事先知道辣妹詐財案之後再來瞎掰什麼聖人。 <text:line-break/><text:line-break/>不過，這也看出韓看人與做事的能力並不牢靠。自己身邊的副主委在搞什麼東西、有些什麼案子，居然都不知道。廉潔如果很重要，那他顯然也沒有識人之能，也沒有真的看重。 <text:line-break/><text:line-break/>不過，這類有關他個人能力的事，並不是我要講的。韓國瑜的問題不在於其個人，而在於其地方山頭屬性。幫派的一個 "小弟"，突然變成萬人迷，他到底能有多少能耐與意願抵抗背後那些幫派勢力的染指？先有意願，才有所謂能耐。但我連他的意願是否真的想獨立作業，我都不確定。 <text:line-break/><text:line-break/>Michael Corleone是個大好人，冷靜、熱情，聰明、善良，勇敢，這個電影角色幾乎就像我的一種自我認同。但是，人再好也沒用，即便讓你當上教父，你依然只是幫派家族的一個工具。 <text:line-break/><text:line-break/>我從黨外時代剛上大學開始，就不斷有多次從政機會，當官或當民代或選黨部主委、執委等等。畢竟在過去那是一種沒有多少人會跟你搶的事業，甚至得勞煩大老們來勸說出馬。但我從不敢從政，因為我知道我若從政，不死也會剩半條命，或是累及家人，要不就是得同流合污。不管哪一種結局，都是悲劇。 <text:line-break/><text:line-break/>但是，我倒是很鼓勵別人從政。多一些像韓這樣的好人，看政治會不會乾淨一點。當然，韓的好，韓的清廉，跟陳定南或馬英九不會是同一個檔次。</text:p>
      <text:p text:style-name="P1">陳昭瑋   |  2018.12.06 08:38   |   <text:a xlink:type="simple" xlink:href="http://palinfo.habago.org/Entry?Command=Information_PrintForum&amp;iPage=43#FORUM37118"><text:span text:style-name="T1">#</text:span></text:a></text:p>
      <text:p text:style-name="P2">補充說明下，我並不是什麼「韓粉」，只是一個比較關注韓流的高雄人。林國權事件真的是一個很簡單的判斷，就算拉出韓國瑜的出身背景來演繹，也難以解釋其中的矛盾。 <text:line-break/><text:line-break/>韓國瑜曾經說過選閣員三個標準，專業，操守，熱情。有時候講著講著，最重要是操守。也有時候講著講著，最重要是熱情。 <text:line-break/><text:line-break/>所以韓國瑜其實尚無清晰的組閣核心價值，只是韓流倏忽而起，急就章的當選與組閣，應對巨大的媒體與粉絲壓力，試圖把話講得漂亮，有時候自己就兜不起來。 <text:line-break/><text:line-break/>再比如陳其邁的所謂的「良性競爭」，這當然是純屬鬼扯，明明這場選舉就黑得要死，陳其邁從頭到尾當著記者的麥克風明目張膽抹黑造謠韓國瑜N次，只是媒體不太關心陳其邁所以社會上沒印象罷了，韓國瑜為了強行讓這場選舉符合他心中的希望，就自動裝作陳其邁的造謠抹黑沒發生過。 <text:line-break/><text:line-break/>搞半天現在陳其邁都開始假裝自己真的打了一場良性選舉來自我包裝。 <text:line-break/><text:line-break/>可是基本沒有媒體想要去戳穿這些東西，很簡單，因為這些也是媒體所想要的。 <text:line-break/><text:line-break/>可以看出，韓國瑜是常重視媒體效應，也非常懂得媒體語言，並非常懂得如何利用媒體達到自己的目的，半年內多達數十個小時的專訪，包含從不re稿的綜藝秀當中，除了被綠營「強制失言」的部分幾乎沒有失言，若干擦邊球言論也不至於失分，包含幾次館長開砲之類的傳統藍營的難題之危機處理都能在24小時之內解決。 <text:line-break/><text:line-break/>這種媒體應對能力與速度，不管藍綠白橘黃陣營，無人能望其項背，這也在在都展現在這次選舉的成功上。 <text:line-break/><text:line-break/>所以為何我不認同林國權事件中韓國瑜是事先了解到他的詐騙案，然後才任命，邏輯很簡單，這種案件太低級，低級到根本找不到角度可護航，更不可能是「不是找聖人」這種只能用在更生人還勉強過得去的論述可以說得通。縱然台灣政壇上當然有人會說這種蠢話，也只限於民進黨，排也排不到是韓國瑜，總不可能韓國瑜對「社會觀感」的敏銳度是九十分，當選後還是維持在九十分，只有林國權事件瞬間掉到零分。 <text:line-break/><text:line-break/>一路看來，絆倒韓國瑜的從來都是能力問題（比如政見會、辯論會、小內閣），而不是（媒體前的）態度問題，民進黨執政若有韓國瑜一半的態度，今天也不會敗得那麼慘。 <text:line-break/><text:line-break/>綜合事件的先後邏輯，記者會上的應對，以及韓國瑜的能力與作風，林國權事件要「假定韓國瑜事先知道，然後用『不是找聖人』來護航」的可能性實在太低了。 <text:line-break/><text:line-break/>韓國瑜的清廉和馬英九的清廉，那不會是同一個清廉，這大家可以理解（其實陳菊把高雄搞得烏煙瘴氣，通緝犯可以逛大街，韓國瑜只消能端出北農的標準也是大幅進步了），但這遠遠並不代表林國權這種超越社會觀感下限的人事案，也可以「高雄價值是包容」，這兩碼事。 </text:p>
      <text:p text:style-name="P1">陳真   |  2018.12.06 00:43   |   <text:a xlink:type="simple" xlink:href="http://palinfo.habago.org/Entry?Command=Information_PrintForum&amp;iPage=43#FORUM37117"><text:span text:style-name="T1">#</text:span></text:a></text:p>
      <text:p text:style-name="P3">唱點韓流的反調 (三) <text:line-break/><text:line-break/>陳真 2018. 12. 06. <text:line-break/><text:line-break/><text:line-break/>據報載，韓國瑜所內定之高雄市原委會主委林國權 (同時也是國民黨現任高雄市黨部副主委)，涉嫌於2010年創立和荔公司，雇用數十名身材曼妙的美麗年輕女子，透過交友網站，假裝以結婚為前提交往，誘騙男性網友上鉤，進而以各種不實名義推銷婚禮顧問契約，上百名受害者，公司非法吸金超過四千萬元。 <text:line-break/><text:line-break/>如果說，韓國瑜是根據有沒有前科來判斷一個人是否清廉，那真的是太自欺欺人了。我知道一堆拿紅包收回扣接受藥商廠商吃吃喝喝摟摟抱抱性招待的醫師，哪個會有前科呢？大貪官李登輝、蔡啥小總統，賴啥小行政院長、柯建銘、陳明文...等等等，哪個會有詐欺或貪污前科呢？就算有，跟他們的貪婪惡行相比，也只是小菜一碟，根本不成比例。 <text:line-break/><text:line-break/>韓國瑜心思細膩，不是三歲小孩，也不是昨天才出社會，他不可能不明白這個道理。選前，他說，"清廉比什麼都重要"。選後，他說："茫茫人海，到哪去找絕對聖人？" 這是胡扯。找一個不會歪哥污錢、不會雇用辣妹來騙錢的人，叫做絕對聖人？茫茫人海找不到這樣的人？婚嫁時，想要找個羅密歐或茱麗葉也許稍微比較難，但要找個不是強奸犯與性變態，會很難嗎？ <text:line-break/><text:line-break/>這其實意味著，韓國瑜基本上並不在乎清廉與否，因此，選後他便特別強調，興利重於除弊。這聽起來很詭異，興利跟除弊有衝突嗎？兩者不就是一體兩面？台灣公共工程與各項政策往往爛到爆，根本問題不就跟歪哥舞弊偷工減料及私相授受有關嗎？ <text:line-break/><text:line-break/>你看看台南，看看高雄，特別是台南，每天在挖馬路，挖得坑坑洞洞體無完膚，他媽的是在挖石油還是在挖恐龍化石？好好一條馬路，挖了又填，填了又挖，每天挖挖填填，宛如兒戲，這問題是需要興利還是除弊來解決？把兩個唇齒相依的觀念對立起來，說什麼興利重於除弊，實在很莫名其妙，那就好像說大便重於小便一樣荒唐。 <text:line-break/><text:line-break/>當然，我們也不是三歲小孩，不是今天才出社會，對於韓國瑜是否重視清廉，跟他任命那位涉嫌靠辣妹詐騙錢財的人無關。因為，那樣一種犯行，對於稍懂政治現實的人來說，根本就是小兒科，太樸素了，撈錢竟然還得撈得這麼辛苦。韓國瑜是政治老鳥，更不可能如此天真浪漫。我個人相信韓之操守，但我並不相信他對於清廉的重視。 <text:line-break/><text:line-break/>這回選舉，韓選前與陳其邁達成協議，互不攻擊家人。韓說這是一場乾淨的選舉。這也是胡扯。選舉又不是選美，只要有憑有據，為何不能攻擊對手及其所屬派系之胡作非為？只要言之成理，為何不能批評對手的政見？檢驗一個政治人物的種種人脈、金脈與政治行徑之來龍去脈，難道不就是最基本的民主功課？ <text:line-break/><text:line-break/>但韓、陳雙方竟迅速達成互不攻擊條約。原因無它。原因就是雙方所屬派系與家人及金脈人脈，一旦遭受檢驗，將不堪聞問。陳其邁的部份，他父親陳哲男過去屬國民黨集思會，是李登輝親信，後來變成扁家族貪污集團的操盤手兼司法黃牛，眾所皆知，略過不表。當然，陳其邁父親的事，不能直接轉嫁在他身上，不過，人脈金脈基本上是不太會變動的。 <text:line-break/><text:line-break/>韓國瑜家族相對單純許多，但他太太李佳芬卻出身雲林西螺鎮政治世家，父親李日貴早年經營砂石業，在地方上呼風喚雨，並擔任三屆雲林縣議員，後來換李佳芬接手，又繼續當了三屆 (並曾任雲林縣議會國民黨黨團總召)之後，現在又換她弟弟來當，一家人掌握雲林縣議會席次居然長達三十年。 <text:line-break/><text:line-break/>我很難相信這樣一種政商背景在台灣地方政治生態中能夠不必沾黑惹白，卻能出污泥而不染。事實上，李佳芬的父親，也就是韓國瑜的丈人李日貴，就曾收賄被判刑定讞，行賄者就是韓國瑜的 "老大"，也就是當時準備競選議長的張榮味。 <text:line-break/><text:line-break/>關於張榮味及其家族勢力，極其複雜，猶如八爪章魚般盤根錯結，深入農、漁、商與金融等等。若真要談，恐怕得寫成一本數千頁鉅著，方能細述台灣政治山頭與地方派系之如何實質掌控台灣社會。簡單說，張榮味就是雲林王，是雲林的 "顏清標"，當過雲林縣長，十多年前曾因案棄職逃亡數月，遭到通緝，後來在街頭被警方圍捕歸案。 <text:line-break/><text:line-break/>一年多前，韓國瑜擔任國民黨高雄市黨部主委。交接典禮時，張榮味還特地南下親臨現場致詞；目前正在坐牢，罪名收賄，判刑八年。雖在牢中，雲林政治人事種種及整個台灣的農會、漁會及農田水利會全國聯合會等等等，基本上都還是歸他管，而且還涉及金融 (合庫金控、土銀) 與商業組織等等，勢力之龐大，難以想像。 <text:line-break/><text:line-break/>而韓國瑜之所以能夠在他對於農產品一無所知的狀況下便能當上北農總經理，就是柯文哲口中這位 "黑道大哥" 張榮味所指派；就如柯所說，韓國瑜只是這位大哥手下的一個 "小弟"。不過，這位小弟似乎相當能獲得大哥的賞識。 <text:line-break/><text:line-break/>據張家班成員指出，張榮味擔任雲林縣長時，曾打算邀請韓國瑜擔任副縣長。2016年，更是把北農總經理這個重要關鍵職位交給韓國瑜，強勢力保。很難想像一個稍微具有一點道德潔癖的人，如何可能在這樣一種包山包海宛如黑金帝國的地方政治山頭勢力中立足，更不用說受到大哥的賞識。 <text:line-break/><text:line-break/>韓這回的選舉，高雄王--王金平幫了大忙，這當然也是要雙方派系由 "大人" 出面來喬才喬得通。另一方面，韓國瑜不但效忠張榮味勢力，而且還跑到彰化助選，力挺彰化的謝典霖家族。那又是另一個同樣呼風喚雨的政治幫派。 <text:line-break/><text:line-break/>簡單說，在某個也許不算太誇大的意義上，韓流所及之處，其實就是舊國民黨地方黑金勢力的一種重新崛起。我們之所以支持韓，並不是因為認同這樣一種山頭政治，而是因為人渣黨式的掠奪似乎更為全面，更恐怖，更骯髒，更加肆無忌憚，並使得人民更痛苦。所謂改革者，居然比被改革者還更加貪婪無恥，無法無天。原來，我們奮鬥了這麼多年，無數血淚，最後卻只是又回到叢林社會的某個原點。 <text:line-break/><text:line-break/>我相信韓國瑜的為人，但我不相信他能完全抵抗其所屬派系及相關地方山頭的需索無度。至於台中盧秀燕那邊的派系勢力，那就更加猖狂與肆無忌憚了，令人瞠目結舌。台灣所謂民主選舉，在這層內政意義上，幾乎可以說就是一場黑色笑話，看是要上刀山或下油鍋，二選一。但我們終究並不是在內政上做出選擇，而是在兩岸問題乃至中美議題上做出某種微不足道的判斷，而這判斷本身，卻紮紮實實將會影響到這個島嶼的長久未來。</text:p>
      <text:p text:style-name="P1">陳真   |  2018.12.05 12:27   |   <text:a xlink:type="simple" xlink:href="http://palinfo.habago.org/Entry?Command=Information_PrintForum&amp;iPage=43#FORUM37116"><text:span text:style-name="T1">#</text:span></text:a></text:p>
      <text:p text:style-name="P2">唱點韓流的反調 (二) <text:line-break/><text:line-break/>陳真 2018. 12. 05. <text:line-break/><text:line-break/>八零年代末，多事之秋。李登輝為鞏固一己政權地位，瘋狂鎮壓異己。 <text:line-break/><text:line-break/>1988年春天，我在高醫小兒科見習，目睹許多小孩因為家長付不起醫療費用而致死或致殘。當時我負責照護的一位重症小病人，便是因此而放棄治療，辦理自動出院。其他有些小病人，所需醫療費用更是僅僅數萬元，卻仍因為家長無力負擔而失明或死亡或終身殘障。 <text:line-break/><text:line-break/>1988年夏天，我在依舊身無分文、餓得骨瘦如柴的艱鉅情況下，仍然跑遍許多地方(例如雛妓最多的花蓮秀林鄉) 以及機構與圖書館，著手寫作台灣兒童人權報告。 <text:line-break/><text:line-break/>1988年的年底那一天 (12月31日)，我的朋友潘建二等人，在嘉義市中心成功拉倒羞辱原住民的吳鳳銅像，碎裂一地，旋即遭到警方逮捕與毆打並起訴。黨外群眾憤慨，一時之間，蔣介石的銅像亦岌岌可危。當時高雄市記得是三多路一帶，有個蔣介石騎馬的巨大銅像，豎立大馬路市中心，警方必須全天候派人保護，抗議者眾，防不勝防，一度更是考慮在銅像四周架起電網。 <text:line-break/><text:line-break/>1989年1月或2月的某一天，我跟劉峰松來到時代雜誌社，探望正準備自囚、抗拒拘提的鄭南榕。鄭南榕比著一刀切的手勢說："國民黨過去任意抓人、殺人，但是到了我鄭南榕這裏，這一切就必須停止！" <text:line-break/><text:line-break/>3月29日，我成立台灣第一個兒童福利團體，成員兩百多人，包括楊秋興、戴振耀、李慶雄等等。 <text:line-break/><text:line-break/>4月4日兒童節那一天，我發動一場史無前例的示威遊行，擔任總指揮，從文化中心走到高雄市政府，要求 "開辦重症兒童免費醫療"。參加者約50人，大多老幼婦孺，鎮暴警察卻來了兩百多個，甚至荷槍實彈，沿路跟隨，天橋與高樓更是滿佈情治人員，一路蒐證；事前事後，警方與情治單位對我及家人威脅利誘，恐嚇騷擾不斷。 <text:line-break/><text:line-break/>4月7日，鄭南榕自焚。兩天後，我跟陳菊來到鄭南榕的家，探望鄭南榕的太太葉菊蘭與女兒鄭竹梅。 <text:line-break/><text:line-break/>5月 19日，鄭南榕出殯。我就站在離棺木不遠處。在我身邊有位女子，戴著斗笠，一語不發。送葬隊伍準備出發之際，她突然轉過頭來，我一看，嚇一跳，原來是陳婉真，當年黑名單成功闖關回台的第一人。 <text:line-break/><text:line-break/>隊伍行經總統府時，原本與我走在一起的好朋友詹益樺，突然把手上的旗幟等物品交給旁邊的宣傳車，低頭獨自快步走向總統府前滿地的鐵蒺藜。一兩分鐘後，群眾大亂，阿樺自焚，我和戴振耀等人趕緊送他去醫院，我並隨手撿起他自焚用的千輝牌打火機。 <text:line-break/><text:line-break/>送醫途中，我感覺到他已無氣息。是我和其他一位黨工，把他從擔架抬上病床。遺容安詳，後腦勺燒出的一個大血腫瞬間破掉，流了床上枕頭一大灘黑色的血。 <text:line-break/><text:line-break/>處理完遺體安置，晚上，我又回到總統府前。為了避免國民黨栽贓，我把阿樺自焚的打火機放回現場地上。果然，當晚的新聞便指控是黨外群眾 "燒死" 詹益樺。帶隊的指揮之一陳永興，拿起麥克風說，他要公開警告 "躲在總統府裏面的李登輝"："有一天，台灣人將會再度回到這裏，踩平總統府"。 <text:line-break/><text:line-break/>6月下旬，當時念高二的學姊因為刊載這篇兒童人權報告在校刊上，遭受退學。我則離開高醫，前往彰化基督教醫院實習。 <text:line-break/><text:line-break/>當時，有海外學者把我的兒童人權報告摘要翻譯成英文，寄給UNICEF(聯合國兒童基金會)，被列為參考文件，並且在UNICEF的一篇報告中，因此把台灣和泰國並列為雛妓問題嚴重的地區之一。這些居然都成為我日後叛亂罪的罪證之一。 <text:line-break/><text:line-break/>大約8月，民進黨決定突破台獨的言論禁忌，成立 "新國家連線" (不是1997年那一個 "新國家連線"，兩回事)，數十位立委參選人聯合以 "主張台獨" 或主張 "人民有主張台獨的言論自由" 做為共同政見。 <text:line-break/><text:line-break/>依當年法律規定，唯有審查合格、正式登記的助選員才能在政見會上助講。而且，依規定，學生不得助選。但我當時的身份證工作欄 (現已無此一職業欄位) 並非註明 "學生"，而是私人公司 "業務員"，因此陰錯陽差成為具有學生身份的正式助選員，為新國家連線的彰化立委候選人楊文彬助選並幫他寫文宣。媒體對此特別加以報導。 <text:line-break/><text:line-break/>我只上台助講了頂多三、四次，但每次上台，情治單位的幾台錄影機就會圍攏過來從多個角度蒐證，一一成為我日後的叛亂罪證。我在台上反覆訴說一個觀念："面對一個不義政權，叛亂是正直公民的一項義務"。 <text:line-break/><text:line-break/>大約10月，國民黨的趙少康、李勝峰、郁慕明等人，一方面為對抗新國家連線，一方面有別於本土黑金之父李登輝，籌組成立 "新國民黨連線"，也就是新黨的前身；聲勢浩大，陸續加入的人很多，韓國瑜就是其中之一，而且驍勇善戰，甚至還曾動員群眾，對反蔣與反國民黨者施暴，是當年軍系立委中，政治戰鬥性最強者之一，逼人就範，行徑張揚跋扈。 <text:line-break/><text:line-break/>大約10月，選舉結束，新國家連線多人當選。司法機關揚言以叛亂罪偵辦台獨主張者，但他不敢辦立委民代，卻辦起助選員來，一共10位遭受法辦，我便是其中之一。 <text:line-break/><text:line-break/>案子後來只剩我和另一位黨工，拒絕出庭認罪。不久之後，那位黨工便遭到拘提與刑求，只剩我一人。據說那位當工人的黨工被刑求得很厲害，企圖讓我心生畏懼而乖乖出庭受審認罪。 <text:line-break/><text:line-break/>11月20日，聯合國通過 "兒童權利公約"，翌年(1990年)生效。 <text:line-break/><text:line-break/>12月24日耶誕夜，我收到限時掛號信，法院送來一份 "禮物"，是一張威脅我再不出庭受審將逕行拘提的傳票。我旋即在黨外雜誌發表聲明，標題就是我的那句所謂 "煽惑內亂" 的罪證："向不義的政權叛亂，是正直公民應盡的義務。" 表明我不會出庭，不會配合當局演一齣司法大戲。 <text:line-break/><text:line-break/>1990年年初，高醫精神科招考住院醫師，僅錄取一位，報考者卻有十幾位，我全票通過，唯一錄取。 <text:line-break/><text:line-break/>不久之後，高醫校方與院方高層傳出消息說，"有關單位" 說我 "思想不正確"，"政治素行不良"，因此禁止高醫錄取我，即便高醫院長也無法作主。可是，我都已經正式錄取了，而且還接受迎新、跟科裏的同事吃過飯了，那該怎麼趕我走呢？其實根本不用趕我走，我的個性原本就不會想給旁人添任何麻煩，於是就自己未上任便宣布 "辭職"。 <text:line-break/><text:line-break/>接下來將近一整年的時間，高醫的歷史不斷重演，不管去到哪，只要一被錄取，該醫院就會馬上遭到嚴厲警告說不得錄取叛亂犯。其中以草屯療養院最為誇張，我不但錄取了，甚至連醫院的宿舍都分派給我了，卻不准我上班，成為長達數個月的幽靈醫生，有名無實。 <text:line-break/><text:line-break/>我其實還是照樣 "上班"，不過卻是天天向院長室報到，一邊喝咖啡，一邊寫自白書，努力回想自己究竟幹下多少危害黨國的事業，如實一一寫下，罄竹難書。院長再三私下偷偷說，他絕對挺得住政治高壓，要我忍著點。 <text:line-break/><text:line-break/>就這樣當了至少三、四個月的幽靈醫師，直到1990年8月，長庚醫院傳來消息說願意接納我，但是王老闆 (王永慶) 有個條件就是我必須簽一份切結書，很短，僅僅寫著一行字："本人日後若因案被捕，一概與長庚醫院無關"。我在切結書上簽了名，於是才終於當上醫生。 <text:line-break/><text:line-break/>1990年的上半年，我依舊在彰化基督教醫院實習，情治單位每天 "問候"，有段時間還亦步亦趨，天天派車跟著我，也許是企圖製造恐怖氣氛。報上並開始出現我將步上鄭南榕與詹益樺的後塵之報導與各方傳言，說我準備自焚，其實全是有心人士捏造之謠言，企圖製造更多政治事端，進一步打擊國民黨。 <text:line-break/><text:line-break/>1990年6月左右，我寫的 "台灣兒童人權報告" 在美國的一個台灣人醫學組織(NATMA) 獲得醫學生最佳著作獎，獎金一千美元。我成為叛亂犯的消息亦同時傳遍海外台灣人學術圈子。他們提供機票，希望我親臨美國受獎，並希望我能去美國深造。但我一來被限制出境，二來身心俱疲，毫無領獎之心思。一些海外學者甚至幫忙想要把我 "弄出去" (偷渡)，同時要我向美國政府申請政治庇護，但我統統都不考慮。 <text:line-break/><text:line-break/>面對這樣一種朝不保夕的局面，為了避免危及家人 (當年國民黨對付人的手段不是針對當事人，而是騷擾或威脅傷害你的家人)，我決定脫離家庭，不再與父母連絡。 <text:line-break/><text:line-break/>一兩年後，1991年的7月16日，親子重逢，但我沒想到那會是我和母親的最後一次見面。三天後的7月19日，迎接我的是母親冰冷的遺體，臉頰上一道深深的淚痕。 <text:line-break/><text:line-break/>如果時光可以流轉，如果故事可以重寫，我該怎麼活，才能避開這些悲劇？母親的死，帶走我所有的明天。我一度打算自己結束生命，陪她走一趟黃泉路。 <text:line-break/><text:line-break/>韓流當前，發大財，賺大錢，大家過好日子啦等等，這些我統統都舉雙手贊成，政治所求，無非如此。可我想說的是：這終究不是故事的全貌。當年囂張跋扈的韓國瑜，歷經多年滄桑，如今和藹可親，殺氣全無。至於所謂黨外同志，一個個變得權位薰心，貪婪無度，尤有甚者，大量國民黨最為卑劣的人渣幫兇，包括李登輝，搖身一變，竟然變成當今之所謂民主人士，一手掌控這個早已和過去沒有任何關係的民進黨。 <text:line-break/><text:line-break/>這麼一長段 30多年的歷史，血淚斑斑，我貢獻了自己的一段青春以及日夜擔驚受怕的家人與生命，彷彿做為一種祭品，究竟是對或錯？究竟有無價值？歷史究竟是向前走或原地踏步？其實我也說不上來了。也許有一天，後世更有智慧的人們，才有可能清楚見證這一切。</text:p>
      <text:p text:style-name="P1">陳昭瑋   |  2018.12.05 09:06   |   <text:a xlink:type="simple" xlink:href="http://palinfo.habago.org/Entry?Command=Information_PrintForum&amp;iPage=43#FORUM37115"><text:span text:style-name="T1">#</text:span></text:a></text:p>
      <text:p text:style-name="P3">其實原住民主委案並不是很難理解的，只是要看原本的記者會直播（或完整影片），不能看藍綠媒體的斷章取義報導。 <text:line-break/><text:line-break/>韓國瑜發佈林國權是人選時，記者就第一時間質疑林國權涉案。但當下韓國瑜的論述可以看出，確實並不曉得林國權的問題是「一審未宣布」，因為他的「不是選聖人」論述是把林國權當作「更生人」來談的，甚至舉自己為例「車禍致死已經受到法律懲罰」，這邏輯根本對不上。 <text:line-break/><text:line-break/>「有案在身」和「有前科」是完全兩種概念，所以，並不是韓國瑜「明知林國權有詐騙案正被起訴還任用他，然後還說『不是選聖人』」，而是他以為林國權是「有前科但已經被懲處完畢，所以無妨任用」。 <text:line-break/><text:line-break/>這一來一往差別就非常大了。 <text:line-break/><text:line-break/>常理上韓國瑜不會當著准閣員的面前問「你有沒有案在身」，這一般是幕僚的審核工作。所以問題不外乎三大類： <text:line-break/>1.韓國瑜沒有幕僚在處理這一部份問題 <text:line-break/>2.有幕僚但沒有做到 <text:line-break/>3.因為林國權本身是高雄市黨部副主委，是韓國瑜副手，所以韓國瑜燈下黑了，沒想到跟在自己身邊一年多的副手身上背著這種案子，所以就沒有安排讓幕僚去查他就直接面試與任命。 <text:line-break/><text:line-break/>三種可能都存在，這過程中韓國瑜需要負怎樣的責任，大家可以公評。但如果要假定韓國瑜明知道一切還要硬推林國權，那麼和記者會的影片是存在邏輯衝突的。 </text:p>
      <text:p text:style-name="P1">陳真   |  2018.12.05 01:46   |   <text:a xlink:type="simple" xlink:href="http://palinfo.habago.org/Entry?Command=Information_PrintForum&amp;iPage=43#FORUM37114"><text:span text:style-name="T1">#</text:span></text:a></text:p>
      <text:p text:style-name="P2">唱點韓流的反調 (一) <text:line-break/><text:line-break/>陳真 2018. 12. 05. <text:line-break/><text:line-break/><text:line-break/>"事實" (fact) 是無法理解的，除非它有了個 "主人"。 <text:line-break/><text:line-break/>或者用一種齊克果式的想法來說，"事實(真理)不存在，直到它被我認知"。維根斯坦說：你無法說出真理，除非你已 "回到家"；亦即除非你已在真理之中，否則你無法說出真理。這些話意味著：有這麼一種真理或事實，惟有當它依附著某個主人，然後才形成意義，產生了價值。 <text:line-break/><text:line-break/>倒過來說也一樣，你得先理解那位句子的主人，然後你才有可能知道那些句子究竟有著何等意義與價值。光憑這一點，就足以使我們啞口無言。因為，任誰都能說出句子，但誰能說出自己呢？於是，一切溝通似乎顯得如此艱難而幾乎不可能。聽者聽不見，說者說不出。 <text:line-break/><text:line-break/>真難想像有這麼一天，我竟然會支持韓國瑜。回首前塵，悲劇一場。任憑血淚澎湃，悲劇依舊就像個宿命般的莫比烏斯迴圈，一逕向前，卻無盡頭。我們活在時間與歷史之中，"過去" 是有關現在與未來的一場夢，奮力前進，最後竟來到最初的原點，彷彿什麼也沒改變。維根斯坦說："誰能知道社會據以發展的法則？"。改變的，似乎只是人的外表與心思；不變的卻是那未知的法則。 <text:line-break/><text:line-break/>距今三十年前，印象中的軍系立委韓國瑜，白白的細皮嫩肉，戴著細細的金邊眼鏡，下巴總是朝上，油頭粉面，衣冠亮麗；乍看外表斯文，但文攻武鬥其實都很行，根正苗紅的崇蔣反共忠黨愛國份子；誰敢對黨、對蔣不敬，彷彿就是他的殺父仇人一般。 <text:line-break/><text:line-break/>不知道為什麼，每次在電視上看到韓國瑜，心裏總有一絲同情，也許那是因為我始終相信他是個正直的人 (或者說至少是個嚮往正道的人)，但卻身處污泥之中，或多或少會有一種與外在環境似乎格格不入的尷尬與無奈吧？當然，也有可能是我想太多，搞不好人家身處污泥卻悠游自在樂不思蜀；畢竟唯心之事，只有他自己心裏最清楚，但其所屬環境之陰暗複雜乃至骯髒齷齪，卻是不爭的事實。 <text:line-break/><text:line-break/>至於我自己呢？千言萬語說不盡，但已找不出不一樣的句子。如果時光可以重來，我絕不會走上這一段。 <text:line-break/><text:line-break/>關於所謂韓流，我心裏想說的，頂多就是這樣。但我知道這類文字缺乏公眾意義，人們想聽的是一些足以認知的東西，且聽下回分曉。 <text:line-break/><text:line-break/>其實也沒什麼好說的，之所以想說它是因為：在一片 "去政治" 的聲浪中，"政治" 明明起了最大的作用；觸目所及，全是政治。尤為可悲的是：隨著民進黨的人渣化，我們當初費盡心血、流盡血淚所欲挑戰與改革的對象，如今卻成為擺脫貪婪人渣肆虐的一種救贖與依靠。不知道這該說是一種悲劇、喜劇或鬧劇？會不會哪一天，再來一個 30年，再走一遍滄桑的回頭路？</text:p>
      <text:p text:style-name="P1">陳真   |  2018.12.04 10:43   |   <text:a xlink:type="simple" xlink:href="http://palinfo.habago.org/Entry?Command=Information_PrintForum&amp;iPage=43#FORUM37113"><text:span text:style-name="T1">#</text:span></text:a></text:p>
      <text:p text:style-name="P3">這才是真正的韓國瑜。選前說 "清廉比什麼都重要"，那是選舉語言，聽聽就好。 <text:line-break/><text:line-break/>我不是今天才知道韓國瑜。有時間再寫。 <text:line-break/><text:line-break/>陳真2018. 12. 04. <text:line-break/><text:line-break/>================= <text:line-break/><text:line-break/>林國權曾涉詐騙 韓：找不到絕對聖人 <text:line-break/><text:line-break/>三立新聞網 setn.com <text:line-break/><text:line-break/>2018年12月3日 <text:line-break/><text:line-break/>記者黃佳萍、薛仁宏、連冠智／高雄報導 <text:line-break/><text:line-break/>準高雄市長韓國瑜今（3）日下午拿到中選會頒發的當選證書，也同時公布3位新的內閣成員，其中原民會主委林國權曾經是國民黨籍的市議員，但他卸任後開了婚顧公司，被指控利用美女業務員說服男網友投資，4年就詐騙4千多萬被起訴，也遭法院民事判賠。韓國瑜說，無法在茫茫人海中找到百分百的聖人，只要能重新出發就沒有問題！ <text:line-break/><text:line-break/>準高雄市長韓國瑜：「原住民局是由我們原住民委員會的林國權先生接任。」韓國瑜拿到高雄市長當選證書的這一天，他同時宣布了原民事務委員會的主委是林國權。</text:p>
      <text:p text:style-name="P1">陳真   |  2018.12.04 01:34   |   <text:a xlink:type="simple" xlink:href="http://palinfo.habago.org/Entry?Command=Information_PrintForum&amp;iPage=43#FORUM37112"><text:span text:style-name="T1">#</text:span></text:a></text:p>
      <text:p text:style-name="P2">友：陳醫師，這次選後你有公開的評論可看嗎？ <text:line-break/><text:line-break/>我：妳應該不會想看：https://goo.gl/HXyJa2 <text:line-break/><text:line-break/>友：明天再進去仔細看。這次的選舉可以說是中共的勝利嗎？ <text:line-break/><text:line-break/>我：是善良人類的勝利 (除了台北是人渣做弊得逞)。 <text:line-break/><text:line-break/>友：陳醫師如何看待假新聞呢？ <text:line-break/><text:line-break/>我：那是人渣黨的專利。 <text:line-break/><text:line-break/>友：我以為2020年台灣是被玩完了。 <text:line-break/><text:line-break/>我：我認為台灣終於有了一線生機。 <text:line-break/><text:line-break/>友：如果最後中共佔台也是生機嗎？ <text:line-break/><text:line-break/>我：祖國早點來，我會去碼頭迎接。 <text:line-break/><text:line-break/>以上是今天與一位朋友的對話。 <text:line-break/><text:line-break/>20幾年來，我儘可能避免跟人私下談政治，同時也儘可能不讓認識的人包括同事或朋友知道巴勒網的存在 (這回之告知友人算是故意為之的例外)。但是，長期以來，依然有不少人硬要找我談，雖然閃躲推辭到底，但難免一兩次劫數難逃，被迫在一種由他人所設定的、往往極其腦殘的理解框架下，結結巴巴講些蠢話以求委婉周全，實在非常痛苦。 <text:line-break/><text:line-break/>從現在算起，也許幾個星期後，又得自我做賤一番。只要一面臨這樣一種宛如大限將至之折磨，就覺得實在有夠痛苦，生不如死。 <text:line-break/><text:line-break/>找我談話其實是要收費的，談藍綠政治一小時三百萬，不是三百塊哦；加談藝術與哲學者，一小時公定價八百萬。我不明白，為什麼人與人不能像狗與狗或猴子與猴子那樣自然地互動？想起做為一個 "人" 的處境，我又想自慰 (自我安慰) 了。 <text:line-break/><text:line-break/>https://www.youtube.com/watch?v=6HG2e5UY3Ac <text:line-break/><text:line-break/>陳真 2018. 12. 03. <text:line-break/><text:line-break/>====================== <text:line-break/>要是有個人穿過麥田遇上另一個人 <text:line-break/><text:line-break/>陳真 2011. 06. 06. <text:line-break/><text:line-break/>(原載哈巴狗電台) <text:line-break/><text:line-break/>為了避免過勞死給社會添麻煩，半年前出來開業。常有各項業務人員來訪，一來就拍馬屁說「哎呀，麥院長您好您好，久仰大名啊！」「麥院長看起來很年輕呢，應該還沒七十吧。」 <text:line-break/><text:line-break/>麥院長？咱家診所是有個「麥」字，但沒有人姓麥。幾次烏龍馬屁事件後，我就乾脆自稱麥擱假院長，剛好跟「陳真」還對聯呢。 <text:line-break/><text:line-break/>麥院長很喜歡麥子，麥茶，麥田，麥哆（一隻小豬的名字），也許是因為很小時候反覆看了《麥田捕手》好幾遍的緣故，每當我心裏有一種莫名的疏離與挫折，腦海老浮現一片金黃色麥田，彷彿我就是從田的那一頭穿過來。 <text:line-break/><text:line-break/>「我老想像著好多小孩在一片很大的麥田裏玩；成千上萬的小孩，而附近一個人也沒有。我是說，連一個大人也沒有，除了我之外。而我就站在某個懸崖峭壁旁。我該做些什麼呢？我必須抓住每個往懸崖那頭衝的小孩。我是說，假若他們只顧著跑，卻沒注意到跑向哪的話，我就必須從某處冒出來把他們抓住。這正是我打算幹上一整天的事。我希望能當個麥田捕手。我知道這很異想天開，但卻是我唯一真正想做的事。」 <text:line-break/><text:line-break/>千萬別誤會，引《麥田捕手》這段話，我並沒有要當捕手，我還沒那個資格。這話是引給我自己看的。我不是捕手，而是一個若非被捕手們給捕住老早已掉落懸崖的人。1991年，足足20年了，而我還活著，真不容易。那是因為有很多捕手把我抓住了，每當我在懸崖邊眼看就要往下掉時，就會有捕手出現。可我依然還站在懸崖邊，因為我把所有明天都給了她，她走了，我的明天呢？ <text:line-break/><text:line-break/>頭上原本有片天，五彩繽紛；少了她，天空就黯淡了，一切榮辱便失了顏色，再也沒有意義。當一個人頭上的天垮了，總得要有點虛榮或花花草草什麼的才能活，要不就得有個捕手出其不意把你拉住。 <text:line-break/><text:line-break/>小說主人翁Holden在街上游魂般地走著，心情沮喪，但看到路邊有個走路不成體統的小孩，卻讓他對這世界彷彿有了那麼點希望而開朗起來。那小孩邊走邊玩，還一邊唱著歌《If a body meet a body coming through the rye》。那是18世紀蘇格蘭詩人Robert Burns的一首古詩：《要是有個人穿過麥田遇上另一個人》。 <text:line-break/><text:line-break/>這詩寫著一個女孩叫珍妮（Jenny），說她全身濕透了，還說這可憐的小傢伙身上似乎從來不曾乾過，提著裙擺，穿過麥田。這時，要是有個人跟她遇上了，「要是他吻了她，那她還需要哭泣嗎？」「需要讓全世界知道嗎？」詩人說：不，「這純粹是一個人的事。」不讓世界知道並非見不得人，而是珍貴之物總是獨立於世，即便世界毀了，它依然毫髮無損地存在。</text:p>
      <text:p text:style-name="P1">陳真   |  2018.12.03 19:05   |   <text:a xlink:type="simple" xlink:href="http://palinfo.habago.org/Entry?Command=Information_PrintForum&amp;iPage=43#FORUM37111"><text:span text:style-name="T1">#</text:span></text:a></text:p>
      <text:p text:style-name="P3">這是內行人的文字。 <text:line-break/><text:line-break/>陳真2018 12 03 <text:line-break/><text:line-break/>============== <text:line-break/>林深靖觀點：貪，壞了事！── 民進黨崩盤的起點 <text:line-break/><text:line-break/>2018-11-29 <text:line-break/><text:line-break/>作者指出，民進黨高層對於貪汙的寬容，乃至縱容，已到了毫無羞惡之心的地步。（顏麟宇攝） <text:line-break/><text:line-break/>2018投票結果揭曉之後，出現一個普遍的問題：這一場選舉，究竟改變了什麼？ <text:line-break/><text:line-break/>長期以來，用「藍綠」視角區別陣營，分析輸贏，這是政客名嘴日常之功課，是民間議論時政必備之常識。今年不一樣。選戰過程中出現一道新的界尺，打破老舊的意識形態區隔。這道界尺的兩端，是貪與不貪，是乾淨與骯髒。 <text:line-break/><text:line-break/>貪瀆：民主之癌 <text:line-break/><text:line-break/>政治新星韓國瑜的兩句話，有其代表性。其一：「當選後若貪汙，放棄假釋，牢裡關到死。」其二：「寧願乾淨的輸，也不要骯髒的贏。」 <text:line-break/><text:line-break/>近年來，國際上談政治，貪汙已成為重中之重的問題。拜民進黨執政之賜，台灣很快跟上了世界的腳步。差別在於：世界各國的趨勢都是在加重法律上對於貪瀆的檢肅與制裁，唯獨台灣，對於貪瀆的行為，尤其是與政治權力掛鉤的貪瀆行為，卻是舉世少見的寬容與縱容。 <text:line-break/><text:line-break/>譬如，2010年底開始爆發的「阿拉伯之春」，短短一年之間，掀翻了突尼西亞、埃及等國原本盤根錯結的強人政權，人民的憤怒源自於官方貪瀆醜行的一再被揭穿。今年巴西政權的轉移，執政當局被抓住的軟肋就是當權者貪汙的疑雲，不管是真是假，在反對黨抓住幾個把柄狠敲猛打之下，曾經深受庶民擁戴的「巴西之子」魯拉從雲端跌落，他所領導的勞工黨也被打趴在地；即使是老牌民主國家之所在的歐盟，也因為各大藥廠在歐洲議會以及各國國會的遊說太過囂張，反貪的立法與治貪的執法，這幾年來已成為布魯塞爾最重大的課題。我們所熟悉的中國大陸，習近平龐巨的能量和權威，就是以雷厲風行的打貪反腐做為厚實的根柢。 <text:line-break/><text:line-break/>2011年2月，“阿拉伯之春”席捲摩洛哥。(作者提供) <text:line-break/><text:line-break/>貪瀆，歐盟在內部的檢討中稱之為「民主之癌」，不僅侵蝕法治國的體質，也危害社會的團結，破壞經濟之發展。在許多第三世界國家，貪瀆是貧困化的主因。在發達國家，貪瀆模糊了「私」與「公」的界線，瓦解人民和政府之間的信任關係，乃至民主共和體制的權力分立原則都將受到傷損。最主要的原因是，貪瀆者「以權謀錢」、「以錢養權」的意念一旦產生，很難不陷入一種魔障，那就是盤據於腦海的，就是要如何讓自己可以玩法或凌駕於法律之上，不受約束，不受制裁，逍遙於國法之外。 <text:line-break/><text:line-break/>貪瀆的本質就是公、私利害的衝突，貪瀆者慾壑深掘，又要想方設法超脫法網，編織自己的清白無辜。然則，當事人或許可以運用綿密的權力關係網絡而脫身，或者即使上了法庭，也自有厲害的律師團照應，可以運用詭詞強辯脫罪。可是，操作過頭了，難免得意忘形，輕蔑社會大眾的常識，擴大人民對公權力的質疑，最後就是戕害社會和諧，破壞國家民族之團結。 <text:line-break/><text:line-break/>這其實就是當前民進黨所面臨的問題。蔡英文喜歡談團結，譬如，為選舉四處奔走造勢，她的呼籲是「選民團結起來，打贏民主價值的保衛戰」；談到轉型正義，她強調「團結台灣是領導人的責任」；面臨外交和兩岸的困局，她高倡「中國越是打壓，台灣越是團結」…… <text:line-break/><text:line-break/>她沒有意識到的是：民進黨政府對於貪瀆的態度，早已破壞了社會團結的基礎。 <text:line-break/><text:line-break/>滿朝盡戴花媽之印記 <text:line-break/><text:line-break/>所謂貪瀆，不僅是對金錢的貪婪無度，也是對權位的戀棧與濫用。民進黨的首度執政以陳水扁窮凶惡極的吃錢案件爆發而告終結，然則，阿扁在短暫牢獄洗禮之後，於今坐鎮南台灣，悠然自在，還不時化身勇哥勇弟，戲耍保外就醫的紅線，指點民進黨的江山，而當局的態度，最嚴厲的也就是和風細雨的規勸。 <text:line-break/><text:line-break/>保外就醫的前總統陳水扁24日上午在台南完成投票，台中監獄副典獄長李進國說明，陳水扁仍有行使投票的權利，因《憲法》保障人民的選舉權。（取自陳致中臉書） <text:line-break/><text:line-break/>高雄、台南兩大都會原是民進黨的鋼鐵地盤，可是，民進黨的崩壞，卻可能也是從南部這兩大基盤開始。因為，貪，壞了事！ <text:line-break/><text:line-break/>民進黨提名的市長候選人是陳哲男之子陳其邁，而陳哲男不僅是陳水扁錢權交易的核心操盤手之一，還牽涉到梁柏薰司法黃牛案、高捷弊案等，陳其邁不幸被烙上「貪二代」的印記。或許沒有理由要求子輩承襲父輩的罪愆，然則，選民依常識論斷，選戰之金流來自貪婪的積累，卻是合理的懷疑。 <text:line-break/><text:line-break/>此外，陳菊自2006年擔任高雄市長以來，任內市府負債不斷攀升，離奇高達三千億；高雄氣爆民間45億捐款的去向說不明白，成為市民議論紛紛的一筆爛帳；市府土地祖產賣了16.7萬坪，如何交易，款項何在，也欠缺一個清楚的交代。更何況，陳菊還憑藉民進黨大姐頭的權勢，如同八腳章魚一般，將自己的親信家臣毫無顧忌地安插到中央部會或各大公營事業的龍頭位置，花媽開枝散葉，放眼所及，滿朝部長、次長、董事長、總經理等肥缺，皆帶有花媽的印記。 <text:line-break/><text:line-break/>在台南，民進黨提名的市長候選人黃偉哲，被掛上「大創門神」的封號，深陷大創百貨弊案疑雲，事涉與進口商兩億七千萬的龐大金額往還以及兩千公噸以上日本核災區食品進入台灣市場的不法關說。而且初始揭露弊案的，居然還是來自自家綠色陣營的黃國昌、陳亭妃等立委。也因此，網民評論輕易將陳其邁命名為「貪二代」，黃偉哲也被調侃是「貪一代，而且第一代就很厲害」。市長選戰期間，此案自然成為其他陣營攻擊的標的，國民黨提名的高思博和曾經擔任台南縣長的蘇煥智給予選民的文宣，一而再，再而三，就是對於貪汙案的提醒。 <text:line-break/><text:line-break/>然則，即便如此，蔡英文、賴清德、陳菊等府院巨頭，還是屢次奔波，勤於到高雄、台南陪同候選人造勢，運用中央資源為候選人做承諾，對於各項貪瀆質疑，不屑置一詞。民進黨高層對於貪汙的寬容，乃至縱容，已到了毫無羞惡之心的地步。 <text:line-break/><text:line-break/>對照於韓國瑜「一瓶礦泉水，一碗滷肉飯」的貧窮打法，綠營貪戀金錢權位的印象無疑更加凸顯。陳其邁落選，這其實才是主因。台南方面，黃偉哲雖然贏了，但是2014年賴清德選市長時囊括將近73%的選票，票數超過71萬，這次黃偉哲獲367,518票，得票率38.02，相對於上一屆，幾乎已是腰斬。於今，反核食公投案以779萬票，72.3%的高比率通過，黃偉哲即使上任了，核災食品進口關說案恐難善了，大創弊案的官司，恐怕也將伴隨著他的任期繼續發展… <text:line-break/><text:line-break/>2018年的選舉，讓我們看到藍綠、統獨之外的新軸線，亦即：「貪與不貪，乾淨與骯髒」的軸線，當局若是未能警覺到這個變化，那麼，此一軸線一旦拉開，民進黨將更陷入挨打的趨勢。一旦貪字罩頂，2020年的大選，若是要再打「紅色威脅」、「第五縱隊」等意識型態恐嚇牌，恐怕更加難以奏效了！ <text:line-break/><text:line-break/>作者為INTERCOLL(International Collective Intellectual)亞洲地區召集人</text:p>
      <text:p text:style-name="P1">陳真   |  2018.12.03 03:41   |   <text:a xlink:type="simple" xlink:href="http://palinfo.habago.org/Entry?Command=Information_PrintForum&amp;iPage=43#FORUM37110"><text:span text:style-name="T1">#</text:span></text:a></text:p>
      <text:p text:style-name="P2">三十幾年前，黨外運動開始萌芽時，南韓的學生始終是台灣學生的一種極端對比。前者充滿正義感與理想，獨立思維，勇於犧牲，引領南韓社會的前進，甚至諸多男女大學生一再透過自焚等自我犧牲行為，喚起韓國人民對於是非公義的熱情與堅持。 <text:line-break/><text:line-break/>台灣學生則剛好完全相反。在我那個年代，最流行的 "學生運動" 就是舞會、泡馬子，沒有一丁點獨立思考能力，對於公眾事務與是非善惡完全冷感，但另一方面卻又充滿政治性，完完全全就是特定政治勢力的鐵桿部隊，非常忠黨愛國。這樣一種性格，三十幾年沒有絲毫改善，甚且變本加厲。 <text:line-break/><text:line-break/>黨外時代，黨外人士經常批評執政當局蓄意愚化學生，使之腦殘，使之犬儒，使之逸樂取向，以方便統治。但是，批評歸批評，事實上，不管藍綠，都清楚看準了這一點好處，盡全力愚化學生。 <text:line-break/><text:line-break/>把這項本事給發揚光大的就是民進黨，特別是阿扁，更是神乎其技，開創綜藝化政治，透過比方說變裝，親自打扮成各種卡通人物或當下紅人 (例如頭頂會發光的宋七力等等)，裝萌扮可愛搞直白，故作親民狀，藉以取悅年輕選民。打出的口號就是超越藍綠，讓嚴肅議題顯得如此乏味而無聊，於是，是非善惡不再重要，思索不再重要，重要的是：是不是好好笑，好好玩，好有趣。 <text:line-break/><text:line-break/>鄭南榕的自焚，或多或少受了南韓學生動輒自焚的影響。我手上有一本 "韓國學生運動史"，就是鄭南榕所出版。他希望台灣的學生也能明辨是非，重視公義，並勇於付出。但他的願望顯然落空，而且，比諸過往任何年代，似乎更加遙不可及。何以致之，我也沒有解答，只知事實就是如此。 <text:line-break/><text:line-break/>我曾看過、聽過、讀過、親身經歷過一些國家的學生作為，總覺得不管是什麼樣的一種國家，乃至於東南亞一些台灣人所看不起的國家例如印尼，學生始終是理想主義的主要力量，當 "大人們" 搞起各種權謀勾當與現實交易時，學生卻總是執著於是非善惡的純粹性。 <text:line-break/><text:line-break/>比方說親美的李承晚，曾是韓國的國父，幾度擔任總統。1960年，卻因疑似選舉舞弊，學生群起抗議，死傷者眾，短短一個月便流亡海外，客死它鄉。 <text:line-break/><text:line-break/>黨外時代，沒有網路，島內資訊更是極端封鎖，就連美國時代雜誌那樣一種腦殘的 "思想優良" 刊物，依然受到嚴密審查，經常在每一本雜誌上一一挖洞或塗黑，抹去敏感內容，或是在每一個中共人物的相片上一一蓋上一個紅色印章，寫個大大的 "匪" 字。在那樣一個完全密不通風的政治高壓年代，學生運動更是絕對禁忌，但我仍然想方設法找到許多這方面的資料，特別是南韓的學生自焚前留下的片語隻字，尤其令人動容。 <text:line-break/><text:line-break/>隨著 "韓流" 的席捲全台，時下有一種聲音甚囂塵上，那就是所謂 "超越藍綠"。與之類似者就是所謂白色力量。依我看，這純粹就是鬼話。台灣只有紅藍綠三種顏色，哪來白？至於所謂超越藍綠，往往被超越的卻不是藍綠，而是黑白。韓國瑜若是為了選票最大化而有此一說，我能理解，但若所謂超越藍綠就是不分是非黑白，那它就是個警訊，埋下日後扯爛污的一種操作空間。 <text:line-break/><text:line-break/>至於台北市的公然作票舞弊，人們非但不憤怒，反倒一堆混蛋與腦殘，排山倒海般竟對著丁守中發動猛烈攻擊與羞辱，非常不可思議。這個島嶼究竟怎麼了？就連國民黨自身也一樣，充滿權謀，總是盤算著2020年更大的權力與勝選，而不打算求其當下之是非黑白。 <text:line-break/><text:line-break/>莊子說："彼竊鉤者誅，竊國者為諸侯，諸侯之門，而仁義存焉，則是非竊仁義聖知邪？" 偷拿腰帶扣子者，以小偷之名遭受刑戮殺害，但是那些以非法手段竊佔權位之無恥惡棍歹徒，卻反而以仁義之姿教忠教孝，一如柯文哲，而人民卻絲毫不以為忤，甚且還膜拜之。 <text:line-break/><text:line-break/>另外一種人更是佔據台灣人口的最大宗，口頭禪很喜歡說 "沒有用啦"：生氣沒有用啦，抗議沒有用啦，靜站沒有用啦等等等。我真不知道那麼這些人活著有沒有用？或是投票有沒有用？選舉有沒有用？還是一切都沒有用？活著也沒有用？ <text:line-break/><text:line-break/>在我們討論一種作法有沒有用之前，你總得要有個態度吧？你教自己的小孩念書或如何為人處世，難道會一直想著有沒有用，然後就不用教他了？如果有歹徒對你作奸犯科，難道你會因為拿歹徒沒輒，然後你就覺得生氣也沒有用，所以不用生氣？或甚至嘲弄羞辱因此而生氣者？ <text:line-break/><text:line-break/>有了態度後，一切當然都會有用。有所義憤的人民，自然會創造一種比較良善的社會。</text:p>
      <text:p text:style-name="P1">陳真   |  2018.12.02 00:04   |   <text:a xlink:type="simple" xlink:href="http://palinfo.habago.org/Entry?Command=Information_PrintForum&amp;iPage=43#FORUM37108"><text:span text:style-name="T1">#</text:span></text:a></text:p>
      <text:p text:style-name="P3">實在是氣到凍未條，剛剛寫了封 email 給柯文哲。如下： <text:line-break/><text:line-break/>From: emir chen (emirchen@gmail.com) <text:line-break/>Date: 2018年12月2日 週日 上午12:01 <text:line-break/>Subject: 陳真來信 <text:line-break/>To: 柯文哲 (kowj@ntu.edu.tw) <text:line-break/><text:line-break/>柯先生， <text:line-break/><text:line-break/>你不會覺得自己兩次選舉用盡奧步的行為很可恥嗎？特別是這一次，你完全就是用公然舞弊的手法直接竊取權位，與小偷無異，非常可恥。一個人如果還有點基本的廉恥心，根本不會有臉去當這樣一個完全非法的台北市長。 <text:line-break/><text:line-break/>反過來說也一樣，如果有人用你那樣的各種齷齪手段來竊取勝利，你會服氣嗎？ <text:line-break/><text:line-break/>https://goo.gl/1Nsz8c <text:line-break/><text:line-break/>陳真</text:p>
      <text:p text:style-name="P4"/>
      <text:p text:style-name="P1">陳真   |  2018.12.01 23:45   |   <text:a xlink:type="simple" xlink:href="http://palinfo.habago.org/Entry?Command=Information_PrintForum&amp;iPage=44#FORUM37107"><text:span text:style-name="T1">#</text:span></text:a></text:p>
      <text:p text:style-name="P3">這混蛋真是有夠不要臉。他甚至還 "勉勵" 大家說凡事要忍耐、要勇於面對，他說，例如 "選舉就很骯髒"，但還是要忍耐、要面對。媽的，時下台灣政壇還有比柯文哲更骯髒的政客嗎？活在台灣，是非顛倒，善惡易位，你真的會對人性產生根本上的懷疑。 <text:line-break/><text:line-break/>陳真 2018.12. 02. <text:line-break/><text:line-break/><text:line-break/>=============== <text:line-break/>「為什麼贏？」柯P自稱選前民調落後 靠意志力拉回來 <text:line-break/><text:line-break/>2018-12-01 <text:line-break/><text:line-break/>聯合報 記者魏莨伊╱即時報導 <text:line-break/><text:line-break/>台北市長柯文哲1日下午出席城市青年論壇演說，主題是「從醫生到市長」，面對台下滿滿的學生，柯談到這次競選連任的台北市長選舉，直言自己最後一周民調落後，但最後為什麼贏？因為他最後5天照了7千多張相片，每天掃街10幾個鐘頭，硬拉回來，表示「不要羨慕別人成功，因為你付不起那個代價」，不要以為成功會從天上掉下來，哪有那回事？成功需要努力。 <text:line-break/><text:line-break/>柯文哲競選期間，面對各界民調，總說「民調起起伏伏，看看就好」，但他今日面對學生，卻坦言在選前一個禮拜，他的民調是落後的，「知道糟糕了，要輸掉了」。 <text:line-break/><text:line-break/>柯文哲說，為什麼最後我會贏你知道嗎？我最後大概照了7千張相片，每天掃街10幾個鐘頭，車隊也掃，硬拉回來。你有那個意志力打下去嗎？你知道糟糕了，要輸掉了，要怎麼拉回來？日夜趕工、有沒有這個體力、咬緊牙關撐過去。 <text:line-break/><text:line-break/>柯文哲以此經驗對大學生說，在這個時代，不要羨慕別人成功，因為你沒有那麼認真，付不起那個代價，只有不小心全軍覆沒的，沒有不小心大獲全勝的。成功是要努力，努力是個因素，不要以為成功從天上掉下來，哪有那回事？成功需要努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